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tropolis" svg:font-family="Metropolis, sans-serif"/>
    <style:font-face style:name="Microsoft YaHei" svg:font-family="'Microsoft YaHei'" style:font-family-generic="system" style:font-pitch="variable"/>
    <style:font-face style:name="Monaco" svg:font-family="Monaco, monospac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Work Sans" svg:font-family="'Work Sans', sans-serif"/>
  </office:font-face-decls>
  <office:automatic-styles>
    <style:style style:name="Table1" style:family="table">
      <style:table-properties style:width="6.4368in" table:align="left"/>
    </style:style>
    <style:style style:name="Table1.A" style:family="table-column">
      <style:table-column-properties style:column-width="0.0861in"/>
    </style:style>
    <style:style style:name="Table1.B" style:family="table-column">
      <style:table-column-properties style:column-width="6.3507in"/>
    </style:style>
    <style:style style:name="Table1.A1" style:family="table-cell">
      <style:table-cell-properties style:vertical-align="middle" fo:padding="0.0194in" fo:border="none"/>
    </style:style>
    <style:style style:name="Table2" style:family="table">
      <style:table-properties style:width="5.6014in" table:align="left"/>
    </style:style>
    <style:style style:name="Table2.A" style:family="table-column">
      <style:table-column-properties style:column-width="0.0861in"/>
    </style:style>
    <style:style style:name="Table2.B" style:family="table-column">
      <style:table-column-properties style:column-width="5.5153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0861in"/>
    </style:style>
    <style:style style:name="Table3.B" style:family="table-column">
      <style:table-column-properties style:column-width="6.8389in"/>
    </style:style>
    <style:style style:name="Table3.A1" style:family="table-cell">
      <style:table-cell-properties style:vertical-align="middle" fo:padding="0.0194in" fo:border="none"/>
    </style:style>
    <style:style style:name="P1" style:family="paragraph" style:parent-style-name="Heading_20_1">
      <style:paragraph-properties fo:margin-left="0in" fo:margin-right="0in" fo:margin-top="0.3126in" fo:margin-bottom="0.2083in" style:contextual-spacing="false" fo:text-indent="0in" style:auto-text-indent="false"/>
      <style:text-properties fo:color="#191e1e" loext:opacity="100%" style:font-name="Work Sans" fo:font-weight="bold"/>
    </style:style>
    <style:style style:name="P2" style:family="paragraph" style:parent-style-name="Heading_20_2">
      <style:paragraph-properties fo:margin-left="0in" fo:margin-right="0in" fo:margin-top="0.4165in" fo:margin-bottom="0in" style:contextual-spacing="false" fo:orphans="2" fo:widows="2" fo:text-indent="0in" style:auto-text-indent="false"/>
      <style:text-properties fo:font-variant="normal" fo:text-transform="none" fo:color="#191e1e" loext:opacity="100%" style:font-name="Metropolis" fo:font-size="12pt" fo:letter-spacing="normal" fo:font-style="normal" fo:font-weight="bold"/>
    </style:style>
    <style:style style:name="P3" style:family="paragraph" style:parent-style-name="Preformatted_20_Text">
      <style:paragraph-properties fo:orphans="2" fo:widows="2" fo:padding="0.1043in" fo:border="0.06pt solid #e1e1e8"/>
    </style:style>
    <style:style style:name="P4" style:family="paragraph" style:parent-style-name="Preformatted_20_Text">
      <style:paragraph-properties fo:margin-top="0in" fo:margin-bottom="0.1965in" style:contextual-spacing="false" fo:orphans="2" fo:widows="2" fo:padding="0.1043in" fo:border="0.06pt solid #e1e1e8"/>
    </style:style>
    <style:style style:name="P5" style:family="paragraph" style:parent-style-name="Table_20_Contents">
      <style:text-properties fo:font-size="2pt" style:font-size-asian="2pt" style:font-size-complex="2pt"/>
    </style:style>
    <style:style style:name="P6" style:family="paragraph" style:parent-style-name="Text_20_body">
      <style:paragraph-properties fo:margin-left="0in" fo:margin-right="0in" fo:orphans="2" fo:widows="2" fo:text-indent="0in" style:auto-text-indent="false"/>
      <style:text-properties fo:font-variant="normal" fo:text-transform="none" fo:color="#333333" loext:opacity="100%" style:font-name="Open Sans" fo:font-size="12pt" fo:letter-spacing="normal" fo:font-style="normal" fo:font-weight="normal"/>
    </style:style>
    <style:style style:name="P7" style:family="paragraph" style:parent-style-name="Text_20_body" style:list-style-name="L1">
      <style:paragraph-properties fo:orphans="2" fo:widows="2" fo:padding="0in" fo:border="none"/>
      <style:text-properties fo:font-variant="normal" fo:text-transform="none" fo:color="#333333" loext:opacity="100%" style:font-name="Open Sans" fo:font-size="12pt" fo:letter-spacing="normal" fo:font-style="normal" fo:font-weight="normal"/>
    </style:style>
    <style:style style:name="P8" style:family="paragraph" style:parent-style-name="Text_20_body">
      <style:paragraph-properties fo:orphans="2" fo:widows="2"/>
      <style:text-properties fo:font-variant="normal" fo:text-transform="none" fo:color="#333333" loext:opacity="100%" style:font-name="Open Sans" fo:font-size="12pt" fo:letter-spacing="normal" fo:font-style="normal" fo:font-weight="normal"/>
    </style:style>
    <style:style style:name="P9" style:family="paragraph" style:parent-style-name="Text_20_body" style:list-style-name="L3">
      <style:paragraph-properties fo:orphans="2" fo:widows="2"/>
      <style:text-properties fo:font-variant="normal" fo:text-transform="none" fo:color="#333333" loext:opacity="100%" style:font-name="Open Sans" fo:font-size="12pt" fo:letter-spacing="normal" fo:font-style="normal" fo:font-weight="normal"/>
    </style:style>
    <style:style style:name="P10" style:family="paragraph" style:parent-style-name="Text_20_body">
      <style:paragraph-properties fo:orphans="2" fo:widows="2"/>
    </style:style>
    <style:style style:name="P11" style:family="paragraph" style:parent-style-name="Text_20_body" style:list-style-name="L1">
      <style:paragraph-properties fo:orphans="2" fo:widows="2" fo:padding="0in" fo:border="none"/>
    </style:style>
    <style:style style:name="P12" style:family="paragraph" style:parent-style-name="Text_20_body" style:list-style-name="L2">
      <style:paragraph-properties fo:orphans="2" fo:widows="2" fo:padding="0in" fo:border="none"/>
    </style:style>
    <style:style style:name="P13" style:family="paragraph" style:parent-style-name="Text_20_body" style:list-style-name="L3">
      <style:paragraph-properties fo:orphans="2" fo:widows="2"/>
    </style:style>
    <style:style style:name="T1" style:family="text">
      <style:text-properties fo:font-variant="normal" fo:text-transform="none" fo:color="#333333" loext:opacity="100%" style:font-name="Open Sans" fo:font-size="12pt" fo:letter-spacing="normal" fo:font-style="normal" fo:font-weight="normal"/>
    </style:style>
    <style:style style:name="T2" style:family="text">
      <style:text-properties fo:font-variant="normal" fo:text-transform="none" fo:color="#086dc3" loext:opacity="100%" style:text-line-through-style="none" style:text-line-through-type="none" style:font-name="Open Sans" fo:font-size="12pt" fo:letter-spacing="normal" fo:font-style="normal" style:text-underline-style="none" fo:font-weight="normal" style:text-blinking="false"/>
    </style:style>
    <style:style style:name="T3" style:family="text">
      <style:text-properties fo:font-variant="normal" fo:text-transform="none" fo:color="#191e1e" loext:opacity="100%" style:font-name="Open Sans" fo:font-size="12pt" fo:letter-spacing="normal" fo:font-style="normal" fo:font-weight="normal"/>
    </style:style>
    <style:style style:name="T4" style:family="text">
      <style:text-properties fo:font-variant="normal" fo:text-transform="none" fo:color="#191e1e" loext:opacity="100%" style:font-name="Monaco" fo:font-size="11.25pt" fo:letter-spacing="normal" fo:font-style="normal" fo:font-weight="normal"/>
    </style:style>
    <style:style style:name="T5" style:family="text">
      <style:text-properties fo:font-variant="normal" fo:text-transform="none" fo:color="#000099" loext:opacity="100%" style:font-name="Monaco" fo:font-size="11.25pt" fo:letter-spacing="normal" fo:font-style="normal" fo:font-weight="normal" loext:padding-left="0.0626in" loext:padding-right="0.0626in" loext:padding-top="0.0209in" loext:padding-bottom="0.0209in" loext:border="0.06pt solid #e1e1e8"/>
    </style:style>
    <style:style style:name="T6" style:family="text">
      <style:text-properties fo:font-variant="normal" fo:text-transform="none" fo:color="#000099" loext:opacity="100%" style:text-line-through-style="none" style:text-line-through-type="none" style:font-name="Monaco" fo:font-size="11.25pt" fo:letter-spacing="normal" fo:font-style="normal" style:text-underline-style="none" fo:font-weight="normal" style:text-blinking="false" loext:padding-left="0.0626in" loext:padding-right="0.0626in" loext:padding-top="0.0209in" loext:padding-bottom="0.0209in" loext:border="0.06pt solid #e1e1e8"/>
    </style:style>
    <style:style style:name="T7" style:family="text">
      <style:text-properties fo:font-variant="normal" fo:text-transform="none" fo:color="#006666" loext:opacity="100%" style:font-name="Monaco" fo:font-size="11.25pt" fo:letter-spacing="normal" fo:font-style="normal" fo:font-weight="normal" loext:padding="0in" loext:border="none"/>
    </style:style>
    <style:style style:name="T8" style:family="text">
      <style:text-properties fo:font-variant="normal" fo:text-transform="none" fo:color="#000088" loext:opacity="100%" style:font-name="Monaco" fo:font-size="11.25pt" fo:letter-spacing="normal" fo:font-style="normal" fo:font-weight="normal" loext:padding="0in" loext:border="none"/>
    </style:style>
    <style:style style:name="T9" style:family="text">
      <style:text-properties fo:font-variant="normal" fo:text-transform="none" fo:color="#000000" loext:opacity="100%" style:font-name="Monaco" fo:font-size="11.25pt" fo:letter-spacing="normal" fo:font-style="normal" fo:font-weight="normal" loext:padding="0in" loext:border="none"/>
    </style:style>
    <style:style style:name="T10" style:family="text">
      <style:text-properties fo:font-variant="normal" fo:text-transform="none" fo:color="#000000" loext:opacity="100%" fo:letter-spacing="normal" loext:padding="0in" loext:border="none"/>
    </style:style>
    <style:style style:name="T11" style:family="text">
      <style:text-properties fo:font-variant="normal" fo:text-transform="none" fo:color="#660066" loext:opacity="100%" style:font-name="Monaco" fo:font-size="11.25pt" fo:letter-spacing="normal" fo:font-style="normal" fo:font-weight="normal" loext:padding="0in" loext:border="none"/>
    </style:style>
    <style:style style:name="T12" style:family="text">
      <style:text-properties fo:font-variant="normal" fo:text-transform="none" fo:color="#666600" loext:opacity="100%" style:font-name="Monaco" fo:font-size="11.25pt" fo:letter-spacing="normal" fo:font-style="normal" fo:font-weight="normal" loext:padding="0in" loext:border="none"/>
    </style:style>
    <style:style style:name="T13" style:family="text">
      <style:text-properties fo:font-variant="normal" fo:text-transform="none" fo:color="#008800" loext:opacity="100%" style:font-name="Monaco" fo:font-size="11.25pt" fo:letter-spacing="normal" fo:font-style="normal" fo:font-weight="normal" loext:padding="0in" loext:border="none"/>
    </style:style>
    <style:style style:name="T14" style:family="text">
      <style:text-properties fo:font-variant="normal" fo:text-transform="none" fo:color="#880000" loext:opacity="100%" style:font-name="Monaco" fo:font-size="11.25pt" fo:letter-spacing="normal" fo:font-style="normal" fo:font-weight="normal" loext:padding="0in" loext:border="none"/>
    </style:style>
    <style:style style:name="T15" style:family="text">
      <style:text-properties fo:color="#000099" loext:opacity="100%" style:font-name="Monaco" fo:font-size="11.25pt" loext:padding-left="0.0626in" loext:padding-right="0.0626in" loext:padding-top="0.0209in" loext:padding-bottom="0.0209in" loext:border="0.06pt solid #e1e1e8"/>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uilding a Gateway</text:h>
      <text:p text:style-name="P6">This guide walks you through how to use the Spring Cloud Gateway</text:p>
      <text:h text:style-name="P2" text:outline-level="2"><text:bookmark text:name="_what_you_will_build"/>What You Will Build</text:h>
      <text:p text:style-name="P10"><text:span text:style-name="T1">You will build a gateway using </text:span><text:a xlink:type="simple" xlink:href="https://cloud.spring.io/spring-cloud-gateway/" text:style-name="Internet_20_link" text:visited-style-name="Visited_20_Internet_20_Link"><text:span text:style-name="T2">Spring Cloud Gateway</text:span></text:a><text:span text:style-name="T1">.</text:span></text:p>
      <text:h text:style-name="P2" text:outline-level="2"><text:bookmark text:name="_what_you_need"/>What You Need</text:h>
      <text:list xml:id="list2654376995" text:style-name="L1">
        <text:list-item>
          <text:p text:style-name="P7">About 15 minutes</text:p>
        </text:list-item>
        <text:list-item>
          <text:p text:style-name="P7">A favorite text editor or IDE</text:p>
        </text:list-item>
        <text:list-item>
          <text:p text:style-name="P11"><text:a xlink:type="simple" xlink:href="http://www.oracle.com/technetwork/java/javase/downloads/index.html" office:name="&amp;lpos=apps_scodevmw : 63" text:style-name="Internet_20_link" text:visited-style-name="Visited_20_Internet_20_Link"><text:span text:style-name="T2">JDK 1.8</text:span></text:a><text:span text:style-name="T1"> or later</text:span></text:p>
        </text:list-item>
        <text:list-item>
          <text:p text:style-name="P11"><text:a xlink:type="simple" xlink:href="http://www.gradle.org/downloads" office:name="&amp;lpos=apps_scodevmw : 64" text:style-name="Internet_20_link" text:visited-style-name="Visited_20_Internet_20_Link"><text:span text:style-name="T2">Gradle 4+</text:span></text:a><text:span text:style-name="T1"> or </text:span><text:a xlink:type="simple" xlink:href="https://maven.apache.org/download.cgi" text:style-name="Internet_20_link" text:visited-style-name="Visited_20_Internet_20_Link"><text:span text:style-name="T2">Maven 3.2+</text:span></text:a></text:p>
        </text:list-item>
        <text:list-item>
          <text:p text:style-name="P7">You can also import the code straight into your IDE:</text:p>
          <text:list>
            <text:list-item>
              <text:p text:style-name="P11"><text:a xlink:type="simple" xlink:href="https://spring.io/guides/gs/sts" office:name="&amp;lpos=apps_scodevmw : 66" text:style-name="Internet_20_link" text:visited-style-name="Visited_20_Internet_20_Link"><text:span text:style-name="T2">Spring Tool Suite (STS)</text:span></text:a></text:p>
            </text:list-item>
            <text:list-item>
              <text:p text:style-name="P11"><text:a xlink:type="simple" xlink:href="https://spring.io/guides/gs/intellij-idea/" office:name="&amp;lpos=apps_scodevmw : 67" text:style-name="Internet_20_link" text:visited-style-name="Visited_20_Internet_20_Link"><text:span text:style-name="T2">IntelliJ IDEA</text:span></text:a></text:p>
            </text:list-item>
          </text:list>
        </text:list-item>
      </text:list>
      <text:h text:style-name="P2" text:outline-level="2"><text:bookmark text:name="_how_to_complete_this_guide"/>How to complete this guide</text:h>
      <text:p text:style-name="P10"><text:span text:style-name="T1">Like most Spring </text:span><text:a xlink:type="simple" xlink:href="https://spring.io/guides" text:style-name="Internet_20_link" text:visited-style-name="Visited_20_Internet_20_Link"><text:span text:style-name="T2">Getting Started guides</text:span></text:a><text:span text:style-name="T1">, you can start from scratch and complete each step or you can bypass basic setup steps that are already familiar to you. Either way, you end up with working code.</text:span></text:p>
      <text:p text:style-name="P10"><text:span text:style-name="T1">To </text:span><text:span text:style-name="Strong_20_Emphasis"><text:span text:style-name="T3">start from scratch</text:span></text:span><text:span text:style-name="T1">, move on to </text:span><text:a xlink:type="simple" xlink:href="https://spring.io/guides/gs/gateway/#scratch" text:style-name="Internet_20_link" text:visited-style-name="Visited_20_Internet_20_Link"><text:span text:style-name="T2">Starting with Spring Initializr</text:span></text:a><text:span text:style-name="T1">.</text:span></text:p>
      <text:p text:style-name="P10"><text:span text:style-name="T1">To </text:span><text:span text:style-name="Strong_20_Emphasis"><text:span text:style-name="T3">skip the basics</text:span></text:span><text:span text:style-name="T1">, do the following:</text:span></text:p>
      <text:list xml:id="list2785443316" text:style-name="L2">
        <text:list-item>
          <text:p text:style-name="P12"><text:a xlink:type="simple" xlink:href="https://github.com/spring-guides/gs-gateway/archive/main.zip" text:style-name="Internet_20_link" text:visited-style-name="Visited_20_Internet_20_Link"><text:span text:style-name="T2">Download</text:span></text:a><text:span text:style-name="T1"> and unzip the source repository for this guide, or clone it using </text:span><text:a xlink:type="simple" xlink:href="https://spring.io/understanding/Git" text:style-name="Internet_20_link" text:visited-style-name="Visited_20_Internet_20_Link"><text:span text:style-name="T2">Git</text:span></text:a><text:span text:style-name="T1">: </text:span><text:span text:style-name="Source_20_Text"><text:span text:style-name="T5">git clone </text:span></text:span><text:a xlink:type="simple" xlink:href="https://github.com/spring-guides/gs-gateway.git" text:style-name="Internet_20_link" text:visited-style-name="Visited_20_Internet_20_Link"><text:span text:style-name="Source_20_Text"><text:span text:style-name="T6">https://github.com/spring-guides/gs-gateway.git</text:span></text:span></text:a></text:p>
        </text:list-item>
        <text:list-item>
          <text:p text:style-name="P12"><text:span text:style-name="T1">cd into </text:span><text:span text:style-name="Source_20_Text"><text:span text:style-name="T5">gs-gateway/initial</text:span></text:span></text:p>
        </text:list-item>
        <text:list-item>
          <text:p text:style-name="P12"><text:soft-page-break/><text:span text:style-name="T1">Jump ahead to </text:span><text:a xlink:type="simple" xlink:href="https://spring.io/guides/gs/gateway/#initial" text:style-name="Internet_20_link" text:visited-style-name="Visited_20_Internet_20_Link"><text:span text:style-name="T2">Creating A Simple Route</text:span></text:a><text:span text:style-name="T1">.</text:span></text:p>
        </text:list-item>
      </text:list>
      <text:p text:style-name="P10"><text:span text:style-name="Strong_20_Emphasis"><text:span text:style-name="T3">When you finish</text:span></text:span><text:span text:style-name="T1">, you can check your results against the code in </text:span><text:span text:style-name="Source_20_Text"><text:span text:style-name="T5">gs-gateway/complete</text:span></text:span><text:span text:style-name="T1">.</text:span></text:p>
      <text:h text:style-name="P2" text:outline-level="2"><text:bookmark text:name="scratch"/>Starting with Spring Initializr</text:h>
      <text:p text:style-name="P10"><text:span text:style-name="T1">You can use this </text:span><text:a xlink:type="simple" xlink:href="https://start.spring.io/#!type=maven-project&amp;language=java&amp;platformVersion=2.5.5&amp;packaging=jar&amp;jvmVersion=11&amp;groupId=com.example&amp;artifactId=gateway&amp;name=gateway&amp;description=Demo%20project%20for%20Spring%20Boot&amp;packageName=com.example.gateway&amp;dependencies=cloud-gateway,cloud-resilience4j,cloud-contract-stub-runner" text:style-name="Internet_20_link" text:visited-style-name="Visited_20_Internet_20_Link"><text:span text:style-name="T2">pre-initialized project</text:span></text:a><text:span text:style-name="T1"> and click Generate to download a ZIP file. This project is configured to fit the examples in this tutorial.</text:span></text:p>
      <text:p text:style-name="P8">To manually initialize the project:</text:p>
      <text:list xml:id="list2754066761" text:style-name="L3">
        <text:list-item>
          <text:p text:style-name="P13"><text:span text:style-name="T1">Navigate to </text:span><text:a xlink:type="simple" xlink:href="https://start.spring.io/" text:style-name="Internet_20_link" text:visited-style-name="Visited_20_Internet_20_Link"><text:span text:style-name="T2">https://start.spring.io</text:span></text:a><text:span text:style-name="T1">. This service pulls in all the dependencies you need for an application and does most of the setup for you.</text:span></text:p>
        </text:list-item>
        <text:list-item>
          <text:p text:style-name="P9">Choose either Gradle or Maven and the language you want to use. This guide assumes that you chose Java.</text:p>
        </text:list-item>
        <text:list-item>
          <text:p text:style-name="P13"><text:span text:style-name="T1">Click </text:span><text:span text:style-name="Strong_20_Emphasis"><text:span text:style-name="T3">Dependencies</text:span></text:span><text:span text:style-name="T1"> and select </text:span><text:span text:style-name="Strong_20_Emphasis"><text:span text:style-name="T3">Gateway</text:span></text:span><text:span text:style-name="T1">, </text:span><text:span text:style-name="Strong_20_Emphasis"><text:span text:style-name="T3">Resilience4J</text:span></text:span><text:span text:style-name="T1">, and </text:span><text:span text:style-name="Strong_20_Emphasis"><text:span text:style-name="T3">Contract Stub Runner</text:span></text:span><text:span text:style-name="T1">.</text:span></text:p>
        </text:list-item>
        <text:list-item>
          <text:p text:style-name="P13"><text:span text:style-name="T1">Click </text:span><text:span text:style-name="Strong_20_Emphasis"><text:span text:style-name="T3">Generate</text:span></text:span><text:span text:style-name="T1">.</text:span></text:p>
        </text:list-item>
        <text:list-item>
          <text:p text:style-name="P9">Download the resulting ZIP file, which is an archive of a web application that is configured with your choices.</text:p>
        </text:list-item>
      </text:list>
      <table:table table:name="Table1" table:style-name="Table1">
        <table:table-column table:style-name="Table1.A"/>
        <table:table-column table:style-name="Table1.B"/>
        <table:table-row table:style-name="TableLine1640353564720">
          <table:table-cell table:style-name="Table1.A1" office:value-type="string">
            <text:p text:style-name="P5"/>
          </table:table-cell>
          <table:table-cell table:style-name="Table1.A1" office:value-type="string">
            <text:p text:style-name="Table_20_Contents">If your IDE has the Spring Initializr integration, you can complete this process from your IDE.</text:p>
          </table:table-cell>
        </table:table-row>
      </table:table>
      <table:table table:name="Table2" table:style-name="Table2">
        <table:table-column table:style-name="Table2.A"/>
        <table:table-column table:style-name="Table2.B"/>
        <table:table-row table:style-name="TableLine1640353580768">
          <table:table-cell table:style-name="Table2.A1" office:value-type="string">
            <text:p text:style-name="P5"/>
          </table:table-cell>
          <table:table-cell table:style-name="Table2.A1" office:value-type="string">
            <text:p text:style-name="Table_20_Contents">You can also fork the project from Github and open it in your IDE or other editor.</text:p>
          </table:table-cell>
        </table:table-row>
      </table:table>
      <text:h text:style-name="P2" text:outline-level="2"><text:bookmark text:name="initial"/>Creating A Simple Route</text:h>
      <text:p text:style-name="P10"><text:span text:style-name="T1">The Spring Cloud Gateway uses routes to process requests to downstream services. In this guide, we route all of our requests to </text:span><text:a xlink:type="simple" xlink:href="https://httpbin.org/" text:style-name="Internet_20_link" text:visited-style-name="Visited_20_Internet_20_Link"><text:span text:style-name="T2">HTTPBin</text:span></text:a><text:span text:style-name="T1">. Routes can be configured a number of ways, but, for this guide, we use the Java API provided by the Gateway.</text:span></text:p>
      <text:p text:style-name="P10"><text:span text:style-name="T1">To get started, create a new </text:span><text:span text:style-name="Source_20_Text"><text:span text:style-name="T5">Bean</text:span></text:span><text:span text:style-name="T1"> of type </text:span><text:span text:style-name="Source_20_Text"><text:span text:style-name="T5">RouteLocator</text:span></text:span><text:span text:style-name="T1"> in </text:span><text:span text:style-name="Source_20_Text"><text:span text:style-name="T5">Application.java</text:span></text:span><text:span text:style-name="T1">.</text:span></text:p>
      <text:p text:style-name="P10"><text:span text:style-name="Source_20_Text"><text:span text:style-name="T5">src/main/java/gateway/Application.java</text:span></text:span></text:p>
      <text:p text:style-name="P3"><text:span text:style-name="Source_20_Text"><text:span text:style-name="T7">@Bean</text:span></text:span></text:p>
      <text:p text:style-name="P3"><text:span text:style-name="Source_20_Text"><text:span text:style-name="T8">public</text:span></text:span><text:span text:style-name="Source_20_Text"><text:span text:style-name="T9"> </text:span></text:span><text:span text:style-name="Source_20_Text"><text:span text:style-name="T11">RouteLocator</text:span></text:span><text:span text:style-name="Source_20_Text"><text:span text:style-name="T9"> myRoutes</text:span></text:span><text:span text:style-name="Source_20_Text"><text:span text:style-name="T12">(</text:span></text:span><text:span text:style-name="Source_20_Text"><text:span text:style-name="T11">RouteLocatorBuilder</text:span></text:span><text:span text:style-name="Source_20_Text"><text:span text:style-name="T9"> builder</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return</text:span></text:span><text:span text:style-name="Source_20_Text"><text:span text:style-name="T9"> builder</text:span></text:span><text:span text:style-name="Source_20_Text"><text:span text:style-name="T12">.</text:span></text:span><text:span text:style-name="Source_20_Text"><text:span text:style-name="T9">routes</text:span></text:span><text:span text:style-name="Source_20_Text"><text:span text:style-name="T12">().</text:span></text:span><text:span text:style-name="Source_20_Text"><text:span text:style-name="T9">build</text:span></text:span><text:span text:style-name="Source_20_Text"><text:span text:style-name="T12">();</text:span></text:span></text:p>
      <text:p text:style-name="P4"><text:span text:style-name="Source_20_Text"><text:span text:style-name="T12">}</text:span></text:span><text:span text:style-name="T4">COPY</text:span></text:p>
      <text:p text:style-name="P10"><text:soft-page-break/><text:span text:style-name="T1">The </text:span><text:span text:style-name="Source_20_Text"><text:span text:style-name="T5">myRoutes</text:span></text:span><text:span text:style-name="T1"> method takes in a </text:span><text:span text:style-name="Source_20_Text"><text:span text:style-name="T5">RouteLocatorBuilder</text:span></text:span><text:span text:style-name="T1"> that can be used to create routes. In addition to creating routes, </text:span><text:span text:style-name="Source_20_Text"><text:span text:style-name="T5">RouteLocatorBuilder</text:span></text:span><text:span text:style-name="T1"> lets you add predicates and filters to your routes so that you can route handle based on certain conditions as well as alter the request/response as you see fit.</text:span></text:p>
      <text:p text:style-name="P10"><text:span text:style-name="T1">Now we can create a route that routes a request to </text:span><text:a xlink:type="simple" xlink:href="https://httpbin.org/get" text:style-name="Internet_20_link" text:visited-style-name="Visited_20_Internet_20_Link"><text:span text:style-name="Source_20_Text"><text:span text:style-name="T6">https://httpbin.org/get</text:span></text:span></text:a><text:span text:style-name="T1"> when a request is made to the Gateway at </text:span><text:span text:style-name="Source_20_Text"><text:span text:style-name="T5">/get</text:span></text:span><text:span text:style-name="T1">. In our configuration of this route, we add a filter that adds the </text:span><text:span text:style-name="Source_20_Text"><text:span text:style-name="T5">Hello</text:span></text:span><text:span text:style-name="T1"> request header with a value of </text:span><text:span text:style-name="Source_20_Text"><text:span text:style-name="T5">World</text:span></text:span><text:span text:style-name="T1"> to the request before it is routed:</text:span></text:p>
      <text:p text:style-name="P10"><text:span text:style-name="Source_20_Text"><text:span text:style-name="T5">src/main/java/gateway/Application.java</text:span></text:span></text:p>
      <text:p text:style-name="P3"><text:span text:style-name="Source_20_Text"><text:span text:style-name="T7">@Bean</text:span></text:span></text:p>
      <text:p text:style-name="P3"><text:span text:style-name="Source_20_Text"><text:span text:style-name="T8">public</text:span></text:span><text:span text:style-name="Source_20_Text"><text:span text:style-name="T9"> </text:span></text:span><text:span text:style-name="Source_20_Text"><text:span text:style-name="T11">RouteLocator</text:span></text:span><text:span text:style-name="Source_20_Text"><text:span text:style-name="T9"> myRoutes</text:span></text:span><text:span text:style-name="Source_20_Text"><text:span text:style-name="T12">(</text:span></text:span><text:span text:style-name="Source_20_Text"><text:span text:style-name="T11">RouteLocatorBuilder</text:span></text:span><text:span text:style-name="Source_20_Text"><text:span text:style-name="T9"> builder</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return</text:span></text:span><text:span text:style-name="Source_20_Text"><text:span text:style-name="T9"> builder</text:span></text:span><text:span text:style-name="Source_20_Text"><text:span text:style-name="T12">.</text:span></text:span><text:span text:style-name="Source_20_Text"><text:span text:style-name="T9">routes</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12"/></text:span></text:span><text:span text:style-name="Source_20_Text"><text:span text:style-name="T12">.</text:span></text:span><text:span text:style-name="Source_20_Text"><text:span text:style-name="T9">path</text:span></text:span><text:span text:style-name="Source_20_Text"><text:span text:style-name="T12">(</text:span></text:span><text:span text:style-name="Source_20_Text"><text:span text:style-name="T13">"/get"</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span text:style-name="Source_20_Text"><text:span text:style-name="T12">.</text:span></text:span><text:span text:style-name="Source_20_Text"><text:span text:style-name="T9">addRequestHeader</text:span></text:span><text:span text:style-name="Source_20_Text"><text:span text:style-name="T12">(</text:span></text:span><text:span text:style-name="Source_20_Text"><text:span text:style-name="T13">"Hello"</text:span></text:span><text:span text:style-name="Source_20_Text"><text:span text:style-name="T12">,</text:span></text:span><text:span text:style-name="Source_20_Text"><text:span text:style-name="T9"> </text:span></text:span><text:span text:style-name="Source_20_Text"><text:span text:style-name="T13">"World"</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13">"http://httpbin.org:80"</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build</text:span></text:span><text:span text:style-name="Source_20_Text"><text:span text:style-name="T12">();</text:span></text:span></text:p>
      <text:p text:style-name="P4"><text:span text:style-name="Source_20_Text"><text:span text:style-name="T12">}</text:span></text:span><text:span text:style-name="T4">COPY</text:span></text:p>
      <text:p text:style-name="P10"><text:span text:style-name="T1">To test our simple Gateway, we can run </text:span><text:span text:style-name="Source_20_Text"><text:span text:style-name="T5">Application.java</text:span></text:span><text:span text:style-name="T1"> on port </text:span><text:span text:style-name="Source_20_Text"><text:span text:style-name="T5">8080</text:span></text:span><text:span text:style-name="T1">. Once the application is running, make a request to </text:span><text:a xlink:type="simple" xlink:href="http://localhost:8080/get" text:style-name="Internet_20_link" text:visited-style-name="Visited_20_Internet_20_Link"><text:span text:style-name="Source_20_Text"><text:span text:style-name="T6">http://localhost:8080/get</text:span></text:span></text:a><text:span text:style-name="T1">. You can do so by using the following cURL command in your terminal:</text:span></text:p>
      <text:p text:style-name="P4"><text:span text:style-name="Source_20_Text"><text:span text:style-name="T9">$ curl http</text:span></text:span><text:span text:style-name="Source_20_Text"><text:span text:style-name="T12">:</text:span></text:span><text:span text:style-name="Source_20_Text"><text:span text:style-name="T14">//localhost:8080/get</text:span></text:span><text:span text:style-name="T4">COPY</text:span></text:p>
      <text:p text:style-name="P8">You should receive a response back that looks similar to the following output:</text:p>
      <text:p text:style-name="P3"><text:span text:style-name="Source_20_Text"><text:span text:style-name="T12">{</text:span></text:span></text:p>
      <text:p text:style-name="P3"><text:span text:style-name="Source_20_Text"><text:span text:style-name="T10"><text:s text:c="2"/></text:span></text:span><text:span text:style-name="Source_20_Text"><text:span text:style-name="T13">"args"</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2"/></text:span></text:span><text:span text:style-name="Source_20_Text"><text:span text:style-name="T13">"headers"</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13">"Accept"</text:span></text:span><text:span text:style-name="Source_20_Text"><text:span text:style-name="T12">:</text:span></text:span><text:span text:style-name="Source_20_Text"><text:span text:style-name="T9"> </text:span></text:span><text:span text:style-name="Source_20_Text"><text:span text:style-name="T13">"*/*"</text:span></text:span><text:span text:style-name="Source_20_Text"><text:span text:style-name="T12">,</text:span></text:span></text:p>
      <text:p text:style-name="P3"><text:span text:style-name="Source_20_Text"><text:span text:style-name="T10"><text:s text:c="4"/></text:span></text:span><text:span text:style-name="Source_20_Text"><text:span text:style-name="T13">"Connection"</text:span></text:span><text:span text:style-name="Source_20_Text"><text:span text:style-name="T12">:</text:span></text:span><text:span text:style-name="Source_20_Text"><text:span text:style-name="T9"> </text:span></text:span><text:span text:style-name="Source_20_Text"><text:span text:style-name="T13">"close"</text:span></text:span><text:span text:style-name="Source_20_Text"><text:span text:style-name="T12">,</text:span></text:span></text:p>
      <text:p text:style-name="P3"><text:span text:style-name="Source_20_Text"><text:span text:style-name="T10"><text:s text:c="4"/></text:span></text:span><text:span text:style-name="Source_20_Text"><text:span text:style-name="T13">"Forwarded"</text:span></text:span><text:span text:style-name="Source_20_Text"><text:span text:style-name="T12">:</text:span></text:span><text:span text:style-name="Source_20_Text"><text:span text:style-name="T9"> </text:span></text:span><text:span text:style-name="Source_20_Text"><text:span text:style-name="T13">"proto=http;host=\"localhost:8080\";for=\"0:0:0:0:0:0:0:1:56207\""</text:span></text:span><text:span text:style-name="Source_20_Text"><text:span text:style-name="T12">,</text:span></text:span></text:p>
      <text:p text:style-name="P3"><text:span text:style-name="Source_20_Text"><text:span text:style-name="T10"><text:s text:c="4"/></text:span></text:span><text:span text:style-name="Source_20_Text"><text:span text:style-name="T13">"Hello"</text:span></text:span><text:span text:style-name="Source_20_Text"><text:span text:style-name="T12">:</text:span></text:span><text:span text:style-name="Source_20_Text"><text:span text:style-name="T9"> </text:span></text:span><text:span text:style-name="Source_20_Text"><text:span text:style-name="T13">"World"</text:span></text:span><text:span text:style-name="Source_20_Text"><text:span text:style-name="T12">,</text:span></text:span></text:p>
      <text:p text:style-name="P3"><text:span text:style-name="Source_20_Text"><text:span text:style-name="T10"><text:s text:c="4"/></text:span></text:span><text:span text:style-name="Source_20_Text"><text:span text:style-name="T13">"Host"</text:span></text:span><text:span text:style-name="Source_20_Text"><text:span text:style-name="T12">:</text:span></text:span><text:span text:style-name="Source_20_Text"><text:span text:style-name="T9"> </text:span></text:span><text:span text:style-name="Source_20_Text"><text:span text:style-name="T13">"httpbin.org"</text:span></text:span><text:span text:style-name="Source_20_Text"><text:span text:style-name="T12">,</text:span></text:span></text:p>
      <text:p text:style-name="P3"><text:span text:style-name="Source_20_Text"><text:span text:style-name="T10"><text:s text:c="4"/></text:span></text:span><text:span text:style-name="Source_20_Text"><text:span text:style-name="T13">"User-Agent"</text:span></text:span><text:span text:style-name="Source_20_Text"><text:span text:style-name="T12">:</text:span></text:span><text:span text:style-name="Source_20_Text"><text:span text:style-name="T9"> </text:span></text:span><text:span text:style-name="Source_20_Text"><text:span text:style-name="T13">"curl/7.54.0"</text:span></text:span><text:span text:style-name="Source_20_Text"><text:span text:style-name="T12">,</text:span></text:span></text:p>
      <text:p text:style-name="P3"><text:span text:style-name="Source_20_Text"><text:span text:style-name="T10"><text:s text:c="4"/></text:span></text:span><text:span text:style-name="Source_20_Text"><text:span text:style-name="T13">"X-Forwarded-Host"</text:span></text:span><text:span text:style-name="Source_20_Text"><text:span text:style-name="T12">:</text:span></text:span><text:span text:style-name="Source_20_Text"><text:span text:style-name="T9"> </text:span></text:span><text:span text:style-name="Source_20_Text"><text:span text:style-name="T13">"localhost:8080"</text:span></text:span></text:p>
      <text:p text:style-name="P3"><text:span text:style-name="Source_20_Text"><text:span text:style-name="T10"><text:s text:c="2"/></text:span></text:span><text:span text:style-name="Source_20_Text"><text:span text:style-name="T12">},</text:span></text:span></text:p>
      <text:p text:style-name="P3"><text:span text:style-name="Source_20_Text"><text:span text:style-name="T10"><text:s text:c="2"/></text:span></text:span><text:span text:style-name="Source_20_Text"><text:span text:style-name="T13">"origin"</text:span></text:span><text:span text:style-name="Source_20_Text"><text:span text:style-name="T12">:</text:span></text:span><text:span text:style-name="Source_20_Text"><text:span text:style-name="T9"> </text:span></text:span><text:span text:style-name="Source_20_Text"><text:span text:style-name="T13">"0:0:0:0:0:0:0:1, 73.68.251.70"</text:span></text:span><text:span text:style-name="Source_20_Text"><text:span text:style-name="T12">,</text:span></text:span></text:p>
      <text:p text:style-name="P3"><text:span text:style-name="Source_20_Text"><text:span text:style-name="T10"><text:s text:c="2"/></text:span></text:span><text:span text:style-name="Source_20_Text"><text:span text:style-name="T13">"url"</text:span></text:span><text:span text:style-name="Source_20_Text"><text:span text:style-name="T12">:</text:span></text:span><text:span text:style-name="Source_20_Text"><text:span text:style-name="T9"> </text:span></text:span><text:span text:style-name="Source_20_Text"><text:span text:style-name="T13">"http://localhost:8080/get"</text:span></text:span></text:p>
      <text:p text:style-name="P4"><text:soft-page-break/><text:span text:style-name="Source_20_Text"><text:span text:style-name="T12">}</text:span></text:span><text:span text:style-name="T4">COPY</text:span></text:p>
      <text:p text:style-name="P10"><text:span text:style-name="T1">Note that HTTPBin shows that the </text:span><text:span text:style-name="Source_20_Text"><text:span text:style-name="T5">Hello</text:span></text:span><text:span text:style-name="T1"> header with a value of </text:span><text:span text:style-name="Source_20_Text"><text:span text:style-name="T5">World</text:span></text:span><text:span text:style-name="T1"> was sent in the request.</text:span></text:p>
      <text:h text:style-name="P2" text:outline-level="2"><text:bookmark text:name="_using_spring_cloud_circuitbreaker"/>Using Spring Cloud CircuitBreaker</text:h>
      <text:p text:style-name="P8">Now we can do something a little more interesting. Since the services behind the Gateway could potentially behave poorly and affect our clients, we might want to wrap the routes we create in circuit breakers. You can do so in the Spring Cloud Gateway by using the Resilience4J Spring Cloud CircuitBreaker implementation. This is implemented through a simple filter that you can add to your requests. We can create another route to demonstrate this.</text:p>
      <text:p text:style-name="P8">To use this filter you need to add the reactive Resilience4J CircuitBreaker dependency to your classpath.</text:p>
      <text:p text:style-name="P10"><text:span text:style-name="Source_20_Text"><text:span text:style-name="T5">pom.xml</text:span></text:span></text:p>
      <text:p text:style-name="P3"><text:span text:style-name="Source_20_Text"><text:span text:style-name="T12">...</text:span></text:span></text:p>
      <text:p text:style-name="P3"><text:span text:style-name="Source_20_Text"><text:span text:style-name="T13">&lt;dependency&gt;</text:span></text:span></text:p>
      <text:p text:style-name="P3"><text:span text:style-name="Source_20_Text"><text:span text:style-name="T10"><text:s text:c="4"/></text:span></text:span><text:span text:style-name="Source_20_Text"><text:span text:style-name="T13">&lt;groupId&gt;</text:span></text:span><text:span text:style-name="Source_20_Text"><text:span text:style-name="T9">org</text:span></text:span><text:span text:style-name="Source_20_Text"><text:span text:style-name="T12">.</text:span></text:span><text:span text:style-name="Source_20_Text"><text:span text:style-name="T9">springframework</text:span></text:span><text:span text:style-name="Source_20_Text"><text:span text:style-name="T12">.</text:span></text:span><text:span text:style-name="Source_20_Text"><text:span text:style-name="T9">cloud</text:span></text:span><text:span text:style-name="Source_20_Text"><text:span text:style-name="T12">&lt;/</text:span></text:span><text:span text:style-name="Source_20_Text"><text:span text:style-name="T9">groupId</text:span></text:span><text:span text:style-name="Source_20_Text"><text:span text:style-name="T12">&gt;</text:span></text:span></text:p>
      <text:p text:style-name="P3"><text:span text:style-name="Source_20_Text"><text:span text:style-name="T10"><text:s text:c="4"/></text:span></text:span><text:span text:style-name="Source_20_Text"><text:span text:style-name="T13">&lt;artifactId&gt;</text:span></text:span><text:span text:style-name="Source_20_Text"><text:span text:style-name="T9">spring</text:span></text:span><text:span text:style-name="Source_20_Text"><text:span text:style-name="T12">-</text:span></text:span><text:span text:style-name="Source_20_Text"><text:span text:style-name="T9">cloud</text:span></text:span><text:span text:style-name="Source_20_Text"><text:span text:style-name="T12">-</text:span></text:span><text:span text:style-name="Source_20_Text"><text:span text:style-name="T9">starter</text:span></text:span><text:span text:style-name="Source_20_Text"><text:span text:style-name="T12">-</text:span></text:span><text:span text:style-name="Source_20_Text"><text:span text:style-name="T9">circuitbreaker</text:span></text:span><text:span text:style-name="Source_20_Text"><text:span text:style-name="T12">-</text:span></text:span><text:span text:style-name="Source_20_Text"><text:span text:style-name="T9">reactor</text:span></text:span><text:span text:style-name="Source_20_Text"><text:span text:style-name="T12">-</text:span></text:span><text:span text:style-name="Source_20_Text"><text:span text:style-name="T9">resilience4j</text:span></text:span><text:span text:style-name="Source_20_Text"><text:span text:style-name="T12">&lt;/</text:span></text:span><text:span text:style-name="Source_20_Text"><text:span text:style-name="T9">artifactId</text:span></text:span><text:span text:style-name="Source_20_Text"><text:span text:style-name="T12">&gt;</text:span></text:span></text:p>
      <text:p text:style-name="P3"><text:span text:style-name="Source_20_Text"><text:span text:style-name="T12">&lt;/</text:span></text:span><text:span text:style-name="Source_20_Text"><text:span text:style-name="T9">dependency</text:span></text:span><text:span text:style-name="Source_20_Text"><text:span text:style-name="T12">&gt;</text:span></text:span></text:p>
      <text:p text:style-name="P4"><text:span text:style-name="Source_20_Text"><text:span text:style-name="T12">...</text:span></text:span><text:span text:style-name="T4">COPY</text:span></text:p>
      <text:p text:style-name="P10"><text:span text:style-name="Source_20_Text"><text:span text:style-name="T5">build.gradle</text:span></text:span></text:p>
      <text:p text:style-name="P3"><text:span text:style-name="Source_20_Text"><text:span text:style-name="T12">...</text:span></text:span></text:p>
      <text:p text:style-name="P3"><text:span text:style-name="Source_20_Text"><text:span text:style-name="T9">implementation</text:span></text:span><text:span text:style-name="Source_20_Text"><text:span text:style-name="T12">(</text:span></text:span><text:span text:style-name="Source_20_Text"><text:span text:style-name="T13">"org.springframework.cloud:spring-cloud-starter-circuitbreaker-reactor-resilience4j"</text:span></text:span><text:span text:style-name="Source_20_Text"><text:span text:style-name="T12">)</text:span></text:span></text:p>
      <text:p text:style-name="P4"><text:span text:style-name="Source_20_Text"><text:span text:style-name="T12">...</text:span></text:span><text:span text:style-name="T4">COPY</text:span></text:p>
      <text:p text:style-name="P10"><text:span text:style-name="T1">In the next example, we use HTTPBin’s delay API, which waits a certain number of seconds before sending a response. Since this API could potentially take a long time to send its response, we can wrap the route that uses this API in a circuit breaker. The following listing adds a new route to our </text:span><text:span text:style-name="Source_20_Text"><text:span text:style-name="T5">RouteLocator</text:span></text:span><text:span text:style-name="T1"> object:</text:span></text:p>
      <text:p text:style-name="P10"><text:span text:style-name="Source_20_Text"><text:span text:style-name="T5">src/main/java/gateway/Application.java</text:span></text:span></text:p>
      <text:p text:style-name="P3"><text:soft-page-break/><text:span text:style-name="Source_20_Text"><text:span text:style-name="T7">@Bean</text:span></text:span></text:p>
      <text:p text:style-name="P3"><text:span text:style-name="Source_20_Text"><text:span text:style-name="T8">public</text:span></text:span><text:span text:style-name="Source_20_Text"><text:span text:style-name="T9"> </text:span></text:span><text:span text:style-name="Source_20_Text"><text:span text:style-name="T11">RouteLocator</text:span></text:span><text:span text:style-name="Source_20_Text"><text:span text:style-name="T9"> myRoutes</text:span></text:span><text:span text:style-name="Source_20_Text"><text:span text:style-name="T12">(</text:span></text:span><text:span text:style-name="Source_20_Text"><text:span text:style-name="T11">RouteLocatorBuilder</text:span></text:span><text:span text:style-name="Source_20_Text"><text:span text:style-name="T9"> builder</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return</text:span></text:span><text:span text:style-name="Source_20_Text"><text:span text:style-name="T9"> builder</text:span></text:span><text:span text:style-name="Source_20_Text"><text:span text:style-name="T12">.</text:span></text:span><text:span text:style-name="Source_20_Text"><text:span text:style-name="T9">routes</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12"/></text:span></text:span><text:span text:style-name="Source_20_Text"><text:span text:style-name="T12">.</text:span></text:span><text:span text:style-name="Source_20_Text"><text:span text:style-name="T9">path</text:span></text:span><text:span text:style-name="Source_20_Text"><text:span text:style-name="T12">(</text:span></text:span><text:span text:style-name="Source_20_Text"><text:span text:style-name="T13">"/get"</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span text:style-name="Source_20_Text"><text:span text:style-name="T12">.</text:span></text:span><text:span text:style-name="Source_20_Text"><text:span text:style-name="T9">addRequestHeader</text:span></text:span><text:span text:style-name="Source_20_Text"><text:span text:style-name="T12">(</text:span></text:span><text:span text:style-name="Source_20_Text"><text:span text:style-name="T13">"Hello"</text:span></text:span><text:span text:style-name="Source_20_Text"><text:span text:style-name="T12">,</text:span></text:span><text:span text:style-name="Source_20_Text"><text:span text:style-name="T9"> </text:span></text:span><text:span text:style-name="Source_20_Text"><text:span text:style-name="T13">"World"</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13">"http://httpbin.org:80"</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12"/></text:span></text:span><text:span text:style-name="Source_20_Text"><text:span text:style-name="T12">.</text:span></text:span><text:span text:style-name="Source_20_Text"><text:span text:style-name="T9">host</text:span></text:span><text:span text:style-name="Source_20_Text"><text:span text:style-name="T12">(</text:span></text:span><text:span text:style-name="Source_20_Text"><text:span text:style-name="T13">"*.circuitbreaker.com"</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span text:style-name="Source_20_Text"><text:span text:style-name="T12">.</text:span></text:span><text:span text:style-name="Source_20_Text"><text:span text:style-name="T9">circuitBreaker</text:span></text:span><text:span text:style-name="Source_20_Text"><text:span text:style-name="T12">(</text:span></text:span><text:span text:style-name="Source_20_Text"><text:span text:style-name="T9">config </text:span></text:span><text:span text:style-name="Source_20_Text"><text:span text:style-name="T12">-&gt;</text:span></text:span><text:span text:style-name="Source_20_Text"><text:span text:style-name="T9"> config</text:span></text:span><text:span text:style-name="Source_20_Text"><text:span text:style-name="T12">.</text:span></text:span><text:span text:style-name="Source_20_Text"><text:span text:style-name="T9">setName</text:span></text:span><text:span text:style-name="Source_20_Text"><text:span text:style-name="T12">(</text:span></text:span><text:span text:style-name="Source_20_Text"><text:span text:style-name="T13">"mycmd"</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13">"http://httpbin.org:80"</text:span></text:span><text:span text:style-name="Source_20_Text"><text:span text:style-name="T12">)).</text:span></text:span></text:p>
      <text:p text:style-name="P3"><text:span text:style-name="Source_20_Text"><text:span text:style-name="T10"><text:s text:c="8"/></text:span></text:span><text:span text:style-name="Source_20_Text"><text:span text:style-name="T9">build</text:span></text:span><text:span text:style-name="Source_20_Text"><text:span text:style-name="T12">();</text:span></text:span></text:p>
      <text:p text:style-name="P4"><text:span text:style-name="Source_20_Text"><text:span text:style-name="T12">}</text:span></text:span><text:span text:style-name="T4">COPY</text:span></text:p>
      <text:p text:style-name="P10"><text:span text:style-name="T1">There are some differences between this new route configuration and the previous one we created. For one, we use the host predicate instead of the path predicate. This means that, as long as the host is </text:span><text:span text:style-name="Source_20_Text"><text:span text:style-name="T5">circuitbreaker.com</text:span></text:span><text:span text:style-name="T1">, we route the request to HTTPBin and wrap that request in a circuit breaker. We do so by applying a filter to the route. We can configure the circuit breaker filter by using a configuration object. In this example, we give the circuit breaker a name of </text:span><text:span text:style-name="Source_20_Text"><text:span text:style-name="T5">mycmd</text:span></text:span><text:span text:style-name="T1">.</text:span></text:p>
      <text:p text:style-name="P10"><text:span text:style-name="T1">Now we can test this new route. To do so, we need to start the application, but, this time, we are going to make a request to </text:span><text:span text:style-name="Source_20_Text"><text:span text:style-name="T5">/delay/3</text:span></text:span><text:span text:style-name="T1">. It is also important that we include a </text:span><text:span text:style-name="Source_20_Text"><text:span text:style-name="T5">Host</text:span></text:span><text:span text:style-name="T1"> header that has a host of </text:span><text:span text:style-name="Source_20_Text"><text:span text:style-name="T5">circuitbreaker.com</text:span></text:span><text:span text:style-name="T1">. Otherwise, the request is not routed. We can use the following cURL command:</text:span></text:p>
      <text:p text:style-name="P4"><text:span text:style-name="Source_20_Text"><text:span text:style-name="T9">$ curl </text:span></text:span><text:span text:style-name="Source_20_Text"><text:span text:style-name="T12">--</text:span></text:span><text:span text:style-name="Source_20_Text"><text:span text:style-name="T8">dump</text:span></text:span><text:span text:style-name="Source_20_Text"><text:span text:style-name="T12">-</text:span></text:span><text:span text:style-name="Source_20_Text"><text:span text:style-name="T9">header </text:span></text:span><text:span text:style-name="Source_20_Text"><text:span text:style-name="T12">-</text:span></text:span><text:span text:style-name="Source_20_Text"><text:span text:style-name="T9"> </text:span></text:span><text:span text:style-name="Source_20_Text"><text:span text:style-name="T12">--</text:span></text:span><text:span text:style-name="Source_20_Text"><text:span text:style-name="T9">header </text:span></text:span><text:span text:style-name="Source_20_Text"><text:span text:style-name="T13">'Host: www.circuitbreaker.com'</text:span></text:span><text:span text:style-name="Source_20_Text"><text:span text:style-name="T9"> http</text:span></text:span><text:span text:style-name="Source_20_Text"><text:span text:style-name="T12">:</text:span></text:span><text:span text:style-name="Source_20_Text"><text:span text:style-name="T14">//localhost:8080/delay/3</text:span></text:span><text:span text:style-name="T4">COPY</text:span></text:p>
      <table:table table:name="Table3" table:style-name="Table3">
        <table:table-column table:style-name="Table3.A"/>
        <table:table-column table:style-name="Table3.B"/>
        <table:table-row table:style-name="TableLine1640353635984">
          <table:table-cell table:style-name="Table3.A1" office:value-type="string">
            <text:p text:style-name="P5"/>
          </table:table-cell>
          <table:table-cell table:style-name="Table3.A1" office:value-type="string">
            <text:p text:style-name="Table_20_Contents">We use <text:span text:style-name="Source_20_Text"><text:span text:style-name="T15">--dump-header</text:span></text:span> to see the response headers. The <text:span text:style-name="Source_20_Text"><text:span text:style-name="T15">-</text:span></text:span> after <text:span text:style-name="Source_20_Text"><text:span text:style-name="T15">--dump-header</text:span></text:span> tells cURL to print the headers to stdout.</text:p>
          </table:table-cell>
        </table:table-row>
      </table:table>
      <text:p text:style-name="P8">After using this command, you should see the following in your terminal:</text:p>
      <text:p text:style-name="P3"><text:span text:style-name="Source_20_Text"><text:span text:style-name="T9">HTTP</text:span></text:span><text:span text:style-name="Source_20_Text"><text:span text:style-name="T12">/</text:span></text:span><text:span text:style-name="Source_20_Text"><text:span text:style-name="T7">1.1</text:span></text:span><text:span text:style-name="Source_20_Text"><text:span text:style-name="T9"> </text:span></text:span><text:span text:style-name="Source_20_Text"><text:span text:style-name="T7">504</text:span></text:span><text:span text:style-name="Source_20_Text"><text:span text:style-name="T9"> </text:span></text:span><text:span text:style-name="Source_20_Text"><text:span text:style-name="T11">Gateway</text:span></text:span><text:span text:style-name="Source_20_Text"><text:span text:style-name="T9"> </text:span></text:span><text:span text:style-name="Source_20_Text"><text:span text:style-name="T11">Timeout</text:span></text:span></text:p>
      <text:p text:style-name="P4"><text:span text:style-name="Source_20_Text"><text:span text:style-name="T9">content</text:span></text:span><text:span text:style-name="Source_20_Text"><text:span text:style-name="T12">-</text:span></text:span><text:span text:style-name="Source_20_Text"><text:span text:style-name="T9">length</text:span></text:span><text:span text:style-name="Source_20_Text"><text:span text:style-name="T12">:</text:span></text:span><text:span text:style-name="Source_20_Text"><text:span text:style-name="T9"> </text:span></text:span><text:span text:style-name="Source_20_Text"><text:span text:style-name="T7">0</text:span></text:span><text:span text:style-name="T4">COPY</text:span></text:p>
      <text:p text:style-name="P10"><text:span text:style-name="T1">As you can see the circuit breaker timed out while waiting for the response from HTTPBin. When the circuit breaker times out, we can optionally provide a fallback so that clients do not receive a </text:span><text:span text:style-name="Source_20_Text"><text:span text:style-name="T5">504</text:span></text:span><text:span text:style-name="T1"> but something more meaningful. In a production scenario, you might return some data from a cache, for example, but, in our simple example, we return a response with the body </text:span><text:span text:style-name="Source_20_Text"><text:span text:style-name="T5">fallback</text:span></text:span><text:span text:style-name="T1"> instead.</text:span></text:p>
      <text:p text:style-name="P8"><text:soft-page-break/>To do so, we can modify our circuit breaker filter to provide a URL to call in the case of a timeout:</text:p>
      <text:p text:style-name="P10"><text:span text:style-name="Source_20_Text"><text:span text:style-name="T5">src/main/java/gateway/Application.java</text:span></text:span></text:p>
      <text:p text:style-name="P3"><text:span text:style-name="Source_20_Text"><text:span text:style-name="T7">@Bean</text:span></text:span></text:p>
      <text:p text:style-name="P3"><text:span text:style-name="Source_20_Text"><text:span text:style-name="T8">public</text:span></text:span><text:span text:style-name="Source_20_Text"><text:span text:style-name="T9"> </text:span></text:span><text:span text:style-name="Source_20_Text"><text:span text:style-name="T11">RouteLocator</text:span></text:span><text:span text:style-name="Source_20_Text"><text:span text:style-name="T9"> myRoutes</text:span></text:span><text:span text:style-name="Source_20_Text"><text:span text:style-name="T12">(</text:span></text:span><text:span text:style-name="Source_20_Text"><text:span text:style-name="T11">RouteLocatorBuilder</text:span></text:span><text:span text:style-name="Source_20_Text"><text:span text:style-name="T9"> builder</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return</text:span></text:span><text:span text:style-name="Source_20_Text"><text:span text:style-name="T9"> builder</text:span></text:span><text:span text:style-name="Source_20_Text"><text:span text:style-name="T12">.</text:span></text:span><text:span text:style-name="Source_20_Text"><text:span text:style-name="T9">routes</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12"/></text:span></text:span><text:span text:style-name="Source_20_Text"><text:span text:style-name="T12">.</text:span></text:span><text:span text:style-name="Source_20_Text"><text:span text:style-name="T9">path</text:span></text:span><text:span text:style-name="Source_20_Text"><text:span text:style-name="T12">(</text:span></text:span><text:span text:style-name="Source_20_Text"><text:span text:style-name="T13">"/get"</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span text:style-name="Source_20_Text"><text:span text:style-name="T12">.</text:span></text:span><text:span text:style-name="Source_20_Text"><text:span text:style-name="T9">addRequestHeader</text:span></text:span><text:span text:style-name="Source_20_Text"><text:span text:style-name="T12">(</text:span></text:span><text:span text:style-name="Source_20_Text"><text:span text:style-name="T13">"Hello"</text:span></text:span><text:span text:style-name="Source_20_Text"><text:span text:style-name="T12">,</text:span></text:span><text:span text:style-name="Source_20_Text"><text:span text:style-name="T9"> </text:span></text:span><text:span text:style-name="Source_20_Text"><text:span text:style-name="T13">"World"</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13">"http://httpbin.org:80"</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12"/></text:span></text:span><text:span text:style-name="Source_20_Text"><text:span text:style-name="T12">.</text:span></text:span><text:span text:style-name="Source_20_Text"><text:span text:style-name="T9">host</text:span></text:span><text:span text:style-name="Source_20_Text"><text:span text:style-name="T12">(</text:span></text:span><text:span text:style-name="Source_20_Text"><text:span text:style-name="T13">"*.circuitbreaker.com"</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span text:style-name="Source_20_Text"><text:span text:style-name="T12">.</text:span></text:span><text:span text:style-name="Source_20_Text"><text:span text:style-name="T9">circuitBreaker</text:span></text:span><text:span text:style-name="Source_20_Text"><text:span text:style-name="T12">(</text:span></text:span><text:span text:style-name="Source_20_Text"><text:span text:style-name="T9">config </text:span></text:span><text:span text:style-name="Source_20_Text"><text:span text:style-name="T12">-&gt;</text:span></text:span><text:span text:style-name="Source_20_Text"><text:span text:style-name="T9"> config</text:span></text:span></text:p>
      <text:p text:style-name="P3"><text:span text:style-name="Source_20_Text"><text:span text:style-name="T10"><text:s text:c="16"/></text:span></text:span><text:span text:style-name="Source_20_Text"><text:span text:style-name="T12">.</text:span></text:span><text:span text:style-name="Source_20_Text"><text:span text:style-name="T9">setName</text:span></text:span><text:span text:style-name="Source_20_Text"><text:span text:style-name="T12">(</text:span></text:span><text:span text:style-name="Source_20_Text"><text:span text:style-name="T13">"mycmd"</text:span></text:span><text:span text:style-name="Source_20_Text"><text:span text:style-name="T12">)</text:span></text:span></text:p>
      <text:p text:style-name="P3"><text:span text:style-name="Source_20_Text"><text:span text:style-name="T10"><text:s text:c="16"/></text:span></text:span><text:span text:style-name="Source_20_Text"><text:span text:style-name="T12">.</text:span></text:span><text:span text:style-name="Source_20_Text"><text:span text:style-name="T9">setFallbackUri</text:span></text:span><text:span text:style-name="Source_20_Text"><text:span text:style-name="T12">(</text:span></text:span><text:span text:style-name="Source_20_Text"><text:span text:style-name="T13">"forward:/fallback"</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13">"http://httpbin.org:80"</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build</text:span></text:span><text:span text:style-name="Source_20_Text"><text:span text:style-name="T12">();</text:span></text:span></text:p>
      <text:p text:style-name="P4"><text:span text:style-name="Source_20_Text"><text:span text:style-name="T12">}</text:span></text:span><text:span text:style-name="T4">COPY</text:span></text:p>
      <text:p text:style-name="P10"><text:span text:style-name="T1">Now, when the circuit breaker wrapped route times out, it calls </text:span><text:span text:style-name="Source_20_Text"><text:span text:style-name="T5">/fallback</text:span></text:span><text:span text:style-name="T1"> in the Gateway application. Now we can add the </text:span><text:span text:style-name="Source_20_Text"><text:span text:style-name="T5">/fallback</text:span></text:span><text:span text:style-name="T1"> endpoint to our application.</text:span></text:p>
      <text:p text:style-name="P10"><text:span text:style-name="T1">In </text:span><text:span text:style-name="Source_20_Text"><text:span text:style-name="T5">Application.java</text:span></text:span><text:span text:style-name="T1">, we add the </text:span><text:span text:style-name="Source_20_Text"><text:span text:style-name="T5">@RestController</text:span></text:span><text:span text:style-name="T1"> class level annotation and then add the following </text:span><text:span text:style-name="Source_20_Text"><text:span text:style-name="T5">@RequestMapping</text:span></text:span><text:span text:style-name="T1"> to the class:</text:span></text:p>
      <text:p text:style-name="P10"><text:span text:style-name="Source_20_Text"><text:span text:style-name="T5">src/main/java/gateway/Application.java</text:span></text:span></text:p>
      <text:p text:style-name="P3"><text:span text:style-name="Source_20_Text"><text:span text:style-name="T7">@RequestMapping</text:span></text:span><text:span text:style-name="Source_20_Text"><text:span text:style-name="T12">(</text:span></text:span><text:span text:style-name="Source_20_Text"><text:span text:style-name="T13">"/fallback"</text:span></text:span><text:span text:style-name="Source_20_Text"><text:span text:style-name="T12">)</text:span></text:span></text:p>
      <text:p text:style-name="P3"><text:span text:style-name="Source_20_Text"><text:span text:style-name="T8">public</text:span></text:span><text:span text:style-name="Source_20_Text"><text:span text:style-name="T9"> </text:span></text:span><text:span text:style-name="Source_20_Text"><text:span text:style-name="T11">Mono</text:span></text:span><text:span text:style-name="Source_20_Text"><text:span text:style-name="T12">&lt;</text:span></text:span><text:span text:style-name="Source_20_Text"><text:span text:style-name="T11">String</text:span></text:span><text:span text:style-name="Source_20_Text"><text:span text:style-name="T12">&gt;</text:span></text:span><text:span text:style-name="Source_20_Text"><text:span text:style-name="T9"> fallback</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2"/></text:span></text:span><text:span text:style-name="Source_20_Text"><text:span text:style-name="T8">return</text:span></text:span><text:span text:style-name="Source_20_Text"><text:span text:style-name="T9"> </text:span></text:span><text:span text:style-name="Source_20_Text"><text:span text:style-name="T11">Mono</text:span></text:span><text:span text:style-name="Source_20_Text"><text:span text:style-name="T12">.</text:span></text:span><text:span text:style-name="Source_20_Text"><text:span text:style-name="T9">just</text:span></text:span><text:span text:style-name="Source_20_Text"><text:span text:style-name="T12">(</text:span></text:span><text:span text:style-name="Source_20_Text"><text:span text:style-name="T13">"fallback"</text:span></text:span><text:span text:style-name="Source_20_Text"><text:span text:style-name="T12">);</text:span></text:span></text:p>
      <text:p text:style-name="P4"><text:span text:style-name="Source_20_Text"><text:span text:style-name="T12">}</text:span></text:span><text:span text:style-name="T4">COPY</text:span></text:p>
      <text:p text:style-name="P8">To test this new fallback functionality, restart the application and again issue the following cURL command</text:p>
      <text:p text:style-name="P4"><text:span text:style-name="Source_20_Text"><text:span text:style-name="T9">$ curl </text:span></text:span><text:span text:style-name="Source_20_Text"><text:span text:style-name="T12">--</text:span></text:span><text:span text:style-name="Source_20_Text"><text:span text:style-name="T8">dump</text:span></text:span><text:span text:style-name="Source_20_Text"><text:span text:style-name="T12">-</text:span></text:span><text:span text:style-name="Source_20_Text"><text:span text:style-name="T9">header </text:span></text:span><text:span text:style-name="Source_20_Text"><text:span text:style-name="T12">-</text:span></text:span><text:span text:style-name="Source_20_Text"><text:span text:style-name="T9"> </text:span></text:span><text:span text:style-name="Source_20_Text"><text:span text:style-name="T12">--</text:span></text:span><text:span text:style-name="Source_20_Text"><text:span text:style-name="T9">header </text:span></text:span><text:span text:style-name="Source_20_Text"><text:span text:style-name="T13">'Host: www.circuitbreaker.com'</text:span></text:span><text:span text:style-name="Source_20_Text"><text:span text:style-name="T9"> http</text:span></text:span><text:span text:style-name="Source_20_Text"><text:span text:style-name="T12">:</text:span></text:span><text:span text:style-name="Source_20_Text"><text:span text:style-name="T14">//localhost:8080/delay/3</text:span></text:span><text:span text:style-name="T4">COPY</text:span></text:p>
      <text:p text:style-name="P10"><text:span text:style-name="T1">With the fallback in place, we now see that we get a </text:span><text:span text:style-name="Source_20_Text"><text:span text:style-name="T5">200</text:span></text:span><text:span text:style-name="T1"> back from the Gateway with the response body of </text:span><text:span text:style-name="Source_20_Text"><text:span text:style-name="T5">fallback</text:span></text:span><text:span text:style-name="T1">.</text:span></text:p>
      <text:p text:style-name="P3"><text:soft-page-break/><text:span text:style-name="Source_20_Text"><text:span text:style-name="T9">HTTP</text:span></text:span><text:span text:style-name="Source_20_Text"><text:span text:style-name="T12">/</text:span></text:span><text:span text:style-name="Source_20_Text"><text:span text:style-name="T7">1.1</text:span></text:span><text:span text:style-name="Source_20_Text"><text:span text:style-name="T9"> </text:span></text:span><text:span text:style-name="Source_20_Text"><text:span text:style-name="T7">200</text:span></text:span><text:span text:style-name="Source_20_Text"><text:span text:style-name="T9"> OK</text:span></text:span></text:p>
      <text:p text:style-name="P3"><text:span text:style-name="Source_20_Text"><text:span text:style-name="T9">transfer</text:span></text:span><text:span text:style-name="Source_20_Text"><text:span text:style-name="T12">-</text:span></text:span><text:span text:style-name="Source_20_Text"><text:span text:style-name="T9">encoding</text:span></text:span><text:span text:style-name="Source_20_Text"><text:span text:style-name="T12">:</text:span></text:span><text:span text:style-name="Source_20_Text"><text:span text:style-name="T9"> chunked</text:span></text:span></text:p>
      <text:p text:style-name="P3"><text:span text:style-name="Source_20_Text"><text:span text:style-name="T11">Content</text:span></text:span><text:span text:style-name="Source_20_Text"><text:span text:style-name="T12">-</text:span></text:span><text:span text:style-name="Source_20_Text"><text:span text:style-name="T11">Type</text:span></text:span><text:span text:style-name="Source_20_Text"><text:span text:style-name="T12">:</text:span></text:span><text:span text:style-name="Source_20_Text"><text:span text:style-name="T9"> text</text:span></text:span><text:span text:style-name="Source_20_Text"><text:span text:style-name="T12">/</text:span></text:span><text:span text:style-name="Source_20_Text"><text:span text:style-name="T9">plain</text:span></text:span><text:span text:style-name="Source_20_Text"><text:span text:style-name="T12">;</text:span></text:span><text:span text:style-name="Source_20_Text"><text:span text:style-name="T9">charset</text:span></text:span><text:span text:style-name="Source_20_Text"><text:span text:style-name="T12">=</text:span></text:span><text:span text:style-name="Source_20_Text"><text:span text:style-name="T9">UTF</text:span></text:span><text:span text:style-name="Source_20_Text"><text:span text:style-name="T12">-</text:span></text:span><text:span text:style-name="Source_20_Text"><text:span text:style-name="T7">8</text:span></text:span></text:p>
      <text:p text:style-name="P3"/>
      <text:p text:style-name="P4"><text:span text:style-name="Source_20_Text"><text:span text:style-name="T9">fallback</text:span></text:span><text:span text:style-name="T4">COPY</text:span></text:p>
      <text:h text:style-name="P2" text:outline-level="2"><text:bookmark text:name="_writing_tests"/>Writing Tests</text:h>
      <text:p text:style-name="P8">As a good developer, we should write some tests to make sure our Gateway is doing what we expect it should. In most cases, we want to limit our dependencies on outside resources, especially in unit tests, so we should not depend on HTTPBin. One solution to this problem is to make the URI in our routes configurable, so we can change the URI if we need to.</text:p>
      <text:p text:style-name="P10"><text:span text:style-name="T1">To do so, in </text:span><text:span text:style-name="Source_20_Text"><text:span text:style-name="T5">Application.java</text:span></text:span><text:span text:style-name="T1">, we can create a new class called </text:span><text:span text:style-name="Source_20_Text"><text:span text:style-name="T5">UriConfiguration</text:span></text:span><text:span text:style-name="T1">:</text:span></text:p>
      <text:p text:style-name="P3"><text:span text:style-name="Source_20_Text"><text:span text:style-name="T7">@ConfigurationProperties</text:span></text:span></text:p>
      <text:p text:style-name="P3"><text:span text:style-name="Source_20_Text"><text:span text:style-name="T8">class</text:span></text:span><text:span text:style-name="Source_20_Text"><text:span text:style-name="T9"> </text:span></text:span><text:span text:style-name="Source_20_Text"><text:span text:style-name="T11">UriConfiguration</text:span></text:span><text:span text:style-name="Source_20_Text"><text:span text:style-name="T9"> </text:span></text:span><text:span text:style-name="Source_20_Text"><text:span text:style-name="T12">{</text:span></text:span></text:p>
      <text:p text:style-name="P3"><text:span text:style-name="Source_20_Text"><text:span text:style-name="T10"><text:s text:c="2"/></text:span></text:span></text:p>
      <text:p text:style-name="P3"><text:span text:style-name="Source_20_Text"><text:span text:style-name="T10"><text:s text:c="2"/></text:span></text:span><text:span text:style-name="Source_20_Text"><text:span text:style-name="T8">private</text:span></text:span><text:span text:style-name="Source_20_Text"><text:span text:style-name="T9"> </text:span></text:span><text:span text:style-name="Source_20_Text"><text:span text:style-name="T11">String</text:span></text:span><text:span text:style-name="Source_20_Text"><text:span text:style-name="T9"> httpbin </text:span></text:span><text:span text:style-name="Source_20_Text"><text:span text:style-name="T12">=</text:span></text:span><text:span text:style-name="Source_20_Text"><text:span text:style-name="T9"> </text:span></text:span><text:span text:style-name="Source_20_Text"><text:span text:style-name="T13">"http://httpbin.org:80"</text:span></text:span><text:span text:style-name="Source_20_Text"><text:span text:style-name="T12">;</text:span></text:span></text:p>
      <text:p text:style-name="P3"/>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11">String</text:span></text:span><text:span text:style-name="Source_20_Text"><text:span text:style-name="T9"> getHttpbin</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return</text:span></text:span><text:span text:style-name="Source_20_Text"><text:span text:style-name="T9"> httpbin</text:span></text:span><text:span text:style-name="Source_20_Text"><text:span text:style-name="T12">;</text:span></text:span></text:p>
      <text:p text:style-name="P3"><text:span text:style-name="Source_20_Text"><text:span text:style-name="T10"><text:s text:c="2"/></text:span></text:span><text:span text:style-name="Source_20_Text"><text:span text:style-name="T12">}</text:span></text:span></text:p>
      <text:p text:style-name="P3"/>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8">void</text:span></text:span><text:span text:style-name="Source_20_Text"><text:span text:style-name="T9"> setHttpbin</text:span></text:span><text:span text:style-name="Source_20_Text"><text:span text:style-name="T12">(</text:span></text:span><text:span text:style-name="Source_20_Text"><text:span text:style-name="T11">String</text:span></text:span><text:span text:style-name="Source_20_Text"><text:span text:style-name="T9"> httpbin</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this</text:span></text:span><text:span text:style-name="Source_20_Text"><text:span text:style-name="T12">.</text:span></text:span><text:span text:style-name="Source_20_Text"><text:span text:style-name="T9">httpbin </text:span></text:span><text:span text:style-name="Source_20_Text"><text:span text:style-name="T12">=</text:span></text:span><text:span text:style-name="Source_20_Text"><text:span text:style-name="T9"> httpbin</text:span></text:span><text:span text:style-name="Source_20_Text"><text:span text:style-name="T12">;</text:span></text:span></text:p>
      <text:p text:style-name="P3"><text:span text:style-name="Source_20_Text"><text:span text:style-name="T10"><text:s text:c="2"/></text:span></text:span><text:span text:style-name="Source_20_Text"><text:span text:style-name="T12">}</text:span></text:span></text:p>
      <text:p text:style-name="P4"><text:span text:style-name="Source_20_Text"><text:span text:style-name="T12">}</text:span></text:span><text:span text:style-name="T4">COPY</text:span></text:p>
      <text:p text:style-name="P10"><text:span text:style-name="T1">To enable </text:span><text:span text:style-name="Source_20_Text"><text:span text:style-name="T5">ConfigurationProperties</text:span></text:span><text:span text:style-name="T1">, we need to also add a class-level annotation to </text:span><text:span text:style-name="Source_20_Text"><text:span text:style-name="T5">Application.java</text:span></text:span><text:span text:style-name="T1">.</text:span></text:p>
      <text:p text:style-name="P4"><text:span text:style-name="Source_20_Text"><text:span text:style-name="T7">@EnableConfigurationProperties</text:span></text:span><text:span text:style-name="Source_20_Text"><text:span text:style-name="T12">(</text:span></text:span><text:span text:style-name="Source_20_Text"><text:span text:style-name="T11">UriConfiguration</text:span></text:span><text:span text:style-name="Source_20_Text"><text:span text:style-name="T12">.</text:span></text:span><text:span text:style-name="Source_20_Text"><text:span text:style-name="T8">class</text:span></text:span><text:span text:style-name="Source_20_Text"><text:span text:style-name="T12">)</text:span></text:span><text:span text:style-name="T4">COPY</text:span></text:p>
      <text:p text:style-name="P10"><text:span text:style-name="T1">With our new configuration class in place, we can use it in the </text:span><text:span text:style-name="Source_20_Text"><text:span text:style-name="T5">myRoutes</text:span></text:span><text:span text:style-name="T1"> method:</text:span></text:p>
      <text:p text:style-name="P10"><text:span text:style-name="Source_20_Text"><text:span text:style-name="T5">src/main/java/gateway/Application.java</text:span></text:span></text:p>
      <text:p text:style-name="P3"><text:span text:style-name="Source_20_Text"><text:span text:style-name="T7">@Bean</text:span></text:span></text:p>
      <text:p text:style-name="P3"><text:span text:style-name="Source_20_Text"><text:span text:style-name="T8">public</text:span></text:span><text:span text:style-name="Source_20_Text"><text:span text:style-name="T9"> </text:span></text:span><text:span text:style-name="Source_20_Text"><text:span text:style-name="T11">RouteLocator</text:span></text:span><text:span text:style-name="Source_20_Text"><text:span text:style-name="T9"> myRoutes</text:span></text:span><text:span text:style-name="Source_20_Text"><text:span text:style-name="T12">(</text:span></text:span><text:span text:style-name="Source_20_Text"><text:span text:style-name="T11">RouteLocatorBuilder</text:span></text:span><text:span text:style-name="Source_20_Text"><text:span text:style-name="T9"> builder</text:span></text:span><text:span text:style-name="Source_20_Text"><text:span text:style-name="T12">,</text:span></text:span><text:span text:style-name="Source_20_Text"><text:span text:style-name="T9"> </text:span></text:span><text:span text:style-name="Source_20_Text"><text:span text:style-name="T11">UriConfiguration</text:span></text:span><text:span text:style-name="Source_20_Text"><text:span text:style-name="T9"> uriConfiguration</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2"/></text:span></text:span><text:span text:style-name="Source_20_Text"><text:span text:style-name="T11">String</text:span></text:span><text:span text:style-name="Source_20_Text"><text:span text:style-name="T9"> httpUri </text:span></text:span><text:span text:style-name="Source_20_Text"><text:span text:style-name="T12">=</text:span></text:span><text:span text:style-name="Source_20_Text"><text:span text:style-name="T9"> uriConfiguration</text:span></text:span><text:span text:style-name="Source_20_Text"><text:span text:style-name="T12">.</text:span></text:span><text:span text:style-name="Source_20_Text"><text:span text:style-name="T9">getHttpbin</text:span></text:span><text:span text:style-name="Source_20_Text"><text:span text:style-name="T12">();</text:span></text:span></text:p>
      <text:p text:style-name="P3"><text:span text:style-name="Source_20_Text"><text:span text:style-name="T10"><text:s text:c="2"/></text:span></text:span><text:span text:style-name="Source_20_Text"><text:span text:style-name="T8">return</text:span></text:span><text:span text:style-name="Source_20_Text"><text:span text:style-name="T9"> builder</text:span></text:span><text:span text:style-name="Source_20_Text"><text:span text:style-name="T12">.</text:span></text:span><text:span text:style-name="Source_20_Text"><text:span text:style-name="T9">routes</text:span></text:span><text:span text:style-name="Source_20_Text"><text:span text:style-name="T12">()</text:span></text:span></text:p>
      <text:p text:style-name="P3"><text:soft-page-break/><text:span text:style-name="Source_20_Text"><text:span text:style-name="T10"><text:s text:c="4"/></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6"/></text:span></text:span><text:span text:style-name="Source_20_Text"><text:span text:style-name="T12">.</text:span></text:span><text:span text:style-name="Source_20_Text"><text:span text:style-name="T9">path</text:span></text:span><text:span text:style-name="Source_20_Text"><text:span text:style-name="T12">(</text:span></text:span><text:span text:style-name="Source_20_Text"><text:span text:style-name="T13">"/get"</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span text:style-name="Source_20_Text"><text:span text:style-name="T12">.</text:span></text:span><text:span text:style-name="Source_20_Text"><text:span text:style-name="T9">addRequestHeader</text:span></text:span><text:span text:style-name="Source_20_Text"><text:span text:style-name="T12">(</text:span></text:span><text:span text:style-name="Source_20_Text"><text:span text:style-name="T13">"Hello"</text:span></text:span><text:span text:style-name="Source_20_Text"><text:span text:style-name="T12">,</text:span></text:span><text:span text:style-name="Source_20_Text"><text:span text:style-name="T9"> </text:span></text:span><text:span text:style-name="Source_20_Text"><text:span text:style-name="T13">"World"</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9">httpUri</text:span></text:span><text:span text:style-name="Source_20_Text"><text:span text:style-name="T12">))</text:span></text:span></text:p>
      <text:p text:style-name="P3"><text:span text:style-name="Source_20_Text"><text:span text:style-name="T10"><text:s text:c="4"/></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6"/></text:span></text:span><text:span text:style-name="Source_20_Text"><text:span text:style-name="T12">.</text:span></text:span><text:span text:style-name="Source_20_Text"><text:span text:style-name="T9">host</text:span></text:span><text:span text:style-name="Source_20_Text"><text:span text:style-name="T12">(</text:span></text:span><text:span text:style-name="Source_20_Text"><text:span text:style-name="T13">"*.circuitbreaker.com"</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p>
      <text:p text:style-name="P3"><text:span text:style-name="Source_20_Text"><text:span text:style-name="T10"><text:s text:c="8"/></text:span></text:span><text:span text:style-name="Source_20_Text"><text:span text:style-name="T12">.</text:span></text:span><text:span text:style-name="Source_20_Text"><text:span text:style-name="T9">circuitBreaker</text:span></text:span><text:span text:style-name="Source_20_Text"><text:span text:style-name="T12">(</text:span></text:span><text:span text:style-name="Source_20_Text"><text:span text:style-name="T9">config </text:span></text:span><text:span text:style-name="Source_20_Text"><text:span text:style-name="T12">-&gt;</text:span></text:span><text:span text:style-name="Source_20_Text"><text:span text:style-name="T9"> config</text:span></text:span></text:p>
      <text:p text:style-name="P3"><text:span text:style-name="Source_20_Text"><text:span text:style-name="T10"><text:s text:c="10"/></text:span></text:span><text:span text:style-name="Source_20_Text"><text:span text:style-name="T12">.</text:span></text:span><text:span text:style-name="Source_20_Text"><text:span text:style-name="T9">setName</text:span></text:span><text:span text:style-name="Source_20_Text"><text:span text:style-name="T12">(</text:span></text:span><text:span text:style-name="Source_20_Text"><text:span text:style-name="T13">"mycmd"</text:span></text:span><text:span text:style-name="Source_20_Text"><text:span text:style-name="T12">)</text:span></text:span></text:p>
      <text:p text:style-name="P3"><text:span text:style-name="Source_20_Text"><text:span text:style-name="T10"><text:s text:c="10"/></text:span></text:span><text:span text:style-name="Source_20_Text"><text:span text:style-name="T12">.</text:span></text:span><text:span text:style-name="Source_20_Text"><text:span text:style-name="T9">setFallbackUri</text:span></text:span><text:span text:style-name="Source_20_Text"><text:span text:style-name="T12">(</text:span></text:span><text:span text:style-name="Source_20_Text"><text:span text:style-name="T13">"forward:/fallback"</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9">httpUri</text:span></text:span><text:span text:style-name="Source_20_Text"><text:span text:style-name="T12">))</text:span></text:span></text:p>
      <text:p text:style-name="P3"><text:span text:style-name="Source_20_Text"><text:span text:style-name="T10"><text:s text:c="4"/></text:span></text:span><text:span text:style-name="Source_20_Text"><text:span text:style-name="T12">.</text:span></text:span><text:span text:style-name="Source_20_Text"><text:span text:style-name="T9">build</text:span></text:span><text:span text:style-name="Source_20_Text"><text:span text:style-name="T12">();</text:span></text:span></text:p>
      <text:p text:style-name="P4"><text:span text:style-name="Source_20_Text"><text:span text:style-name="T12">}</text:span></text:span><text:span text:style-name="T4">COPY</text:span></text:p>
      <text:p text:style-name="P8">Instead of hardcoding the URL to HTTPBin, we instead get the URL from our new configuration class.</text:p>
      <text:p text:style-name="P10"><text:span text:style-name="T1">The following listing shows the complete contents of </text:span><text:span text:style-name="Source_20_Text"><text:span text:style-name="T5">Application.java</text:span></text:span><text:span text:style-name="T1">:</text:span></text:p>
      <text:p text:style-name="P10"><text:span text:style-name="Source_20_Text"><text:span text:style-name="T5">src/main/java/gateway/Application.java</text:span></text:span></text:p>
      <text:p text:style-name="P3"><text:span text:style-name="Source_20_Text"><text:span text:style-name="T7">@SpringBootApplication</text:span></text:span></text:p>
      <text:p text:style-name="P3"><text:span text:style-name="Source_20_Text"><text:span text:style-name="T7">@EnableConfigurationProperties</text:span></text:span><text:span text:style-name="Source_20_Text"><text:span text:style-name="T12">(</text:span></text:span><text:span text:style-name="Source_20_Text"><text:span text:style-name="T11">UriConfiguration</text:span></text:span><text:span text:style-name="Source_20_Text"><text:span text:style-name="T12">.</text:span></text:span><text:span text:style-name="Source_20_Text"><text:span text:style-name="T8">class</text:span></text:span><text:span text:style-name="Source_20_Text"><text:span text:style-name="T12">)</text:span></text:span></text:p>
      <text:p text:style-name="P3"><text:span text:style-name="Source_20_Text"><text:span text:style-name="T7">@RestController</text:span></text:span></text:p>
      <text:p text:style-name="P3"><text:span text:style-name="Source_20_Text"><text:span text:style-name="T8">public</text:span></text:span><text:span text:style-name="Source_20_Text"><text:span text:style-name="T9"> </text:span></text:span><text:span text:style-name="Source_20_Text"><text:span text:style-name="T8">class</text:span></text:span><text:span text:style-name="Source_20_Text"><text:span text:style-name="T9"> </text:span></text:span><text:span text:style-name="Source_20_Text"><text:span text:style-name="T11">Application</text:span></text:span><text:span text:style-name="Source_20_Text"><text:span text:style-name="T9"> </text:span></text:span><text:span text:style-name="Source_20_Text"><text:span text:style-name="T12">{</text:span></text:span></text:p>
      <text:p text:style-name="P3"/>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8">static</text:span></text:span><text:span text:style-name="Source_20_Text"><text:span text:style-name="T9"> </text:span></text:span><text:span text:style-name="Source_20_Text"><text:span text:style-name="T8">void</text:span></text:span><text:span text:style-name="Source_20_Text"><text:span text:style-name="T9"> main</text:span></text:span><text:span text:style-name="Source_20_Text"><text:span text:style-name="T12">(</text:span></text:span><text:span text:style-name="Source_20_Text"><text:span text:style-name="T11">String</text:span></text:span><text:span text:style-name="Source_20_Text"><text:span text:style-name="T12">[]</text:span></text:span><text:span text:style-name="Source_20_Text"><text:span text:style-name="T9"> args</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11">SpringApplication</text:span></text:span><text:span text:style-name="Source_20_Text"><text:span text:style-name="T12">.</text:span></text:span><text:span text:style-name="Source_20_Text"><text:span text:style-name="T9">run</text:span></text:span><text:span text:style-name="Source_20_Text"><text:span text:style-name="T12">(</text:span></text:span><text:span text:style-name="Source_20_Text"><text:span text:style-name="T11">Application</text:span></text:span><text:span text:style-name="Source_20_Text"><text:span text:style-name="T12">.</text:span></text:span><text:span text:style-name="Source_20_Text"><text:span text:style-name="T8">class</text:span></text:span><text:span text:style-name="Source_20_Text"><text:span text:style-name="T12">,</text:span></text:span><text:span text:style-name="Source_20_Text"><text:span text:style-name="T9"> args</text:span></text:span><text:span text:style-name="Source_20_Text"><text:span text:style-name="T12">);</text:span></text:span></text:p>
      <text:p text:style-name="P3"><text:span text:style-name="Source_20_Text"><text:span text:style-name="T10"><text:s text:c="2"/></text:span></text:span><text:span text:style-name="Source_20_Text"><text:span text:style-name="T12">}</text:span></text:span></text:p>
      <text:p text:style-name="P3"/>
      <text:p text:style-name="P3"><text:span text:style-name="Source_20_Text"><text:span text:style-name="T10"><text:s text:c="2"/></text:span></text:span><text:span text:style-name="Source_20_Text"><text:span text:style-name="T7">@Bean</text:span></text:span></text:p>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11">RouteLocator</text:span></text:span><text:span text:style-name="Source_20_Text"><text:span text:style-name="T9"> myRoutes</text:span></text:span><text:span text:style-name="Source_20_Text"><text:span text:style-name="T12">(</text:span></text:span><text:span text:style-name="Source_20_Text"><text:span text:style-name="T11">RouteLocatorBuilder</text:span></text:span><text:span text:style-name="Source_20_Text"><text:span text:style-name="T9"> builder</text:span></text:span><text:span text:style-name="Source_20_Text"><text:span text:style-name="T12">,</text:span></text:span><text:span text:style-name="Source_20_Text"><text:span text:style-name="T9"> </text:span></text:span><text:span text:style-name="Source_20_Text"><text:span text:style-name="T11">UriConfiguration</text:span></text:span><text:span text:style-name="Source_20_Text"><text:span text:style-name="T9"> uriConfiguration</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11">String</text:span></text:span><text:span text:style-name="Source_20_Text"><text:span text:style-name="T9"> httpUri </text:span></text:span><text:span text:style-name="Source_20_Text"><text:span text:style-name="T12">=</text:span></text:span><text:span text:style-name="Source_20_Text"><text:span text:style-name="T9"> uriConfiguration</text:span></text:span><text:span text:style-name="Source_20_Text"><text:span text:style-name="T12">.</text:span></text:span><text:span text:style-name="Source_20_Text"><text:span text:style-name="T9">getHttpbin</text:span></text:span><text:span text:style-name="Source_20_Text"><text:span text:style-name="T12">();</text:span></text:span></text:p>
      <text:p text:style-name="P3"><text:span text:style-name="Source_20_Text"><text:span text:style-name="T10"><text:s text:c="4"/></text:span></text:span><text:span text:style-name="Source_20_Text"><text:span text:style-name="T8">return</text:span></text:span><text:span text:style-name="Source_20_Text"><text:span text:style-name="T9"> builder</text:span></text:span><text:span text:style-name="Source_20_Text"><text:span text:style-name="T12">.</text:span></text:span><text:span text:style-name="Source_20_Text"><text:span text:style-name="T9">routes</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8"/></text:span></text:span><text:span text:style-name="Source_20_Text"><text:span text:style-name="T12">.</text:span></text:span><text:span text:style-name="Source_20_Text"><text:span text:style-name="T9">path</text:span></text:span><text:span text:style-name="Source_20_Text"><text:span text:style-name="T12">(</text:span></text:span><text:span text:style-name="Source_20_Text"><text:span text:style-name="T13">"/get"</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span text:style-name="Source_20_Text"><text:span text:style-name="T12">.</text:span></text:span><text:span text:style-name="Source_20_Text"><text:span text:style-name="T9">addRequestHeader</text:span></text:span><text:span text:style-name="Source_20_Text"><text:span text:style-name="T12">(</text:span></text:span><text:span text:style-name="Source_20_Text"><text:span text:style-name="T13">"Hello"</text:span></text:span><text:span text:style-name="Source_20_Text"><text:span text:style-name="T12">,</text:span></text:span><text:span text:style-name="Source_20_Text"><text:span text:style-name="T9"> </text:span></text:span><text:span text:style-name="Source_20_Text"><text:span text:style-name="T13">"World"</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9">httpUri</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route</text:span></text:span><text:span text:style-name="Source_20_Text"><text:span text:style-name="T12">(</text:span></text:span><text:span text:style-name="Source_20_Text"><text:span text:style-name="T9">p </text:span></text:span><text:span text:style-name="Source_20_Text"><text:span text:style-name="T12">-&gt;</text:span></text:span><text:span text:style-name="Source_20_Text"><text:span text:style-name="T9"> p</text:span></text:span></text:p>
      <text:p text:style-name="P3"><text:span text:style-name="Source_20_Text"><text:span text:style-name="T10"><text:s text:c="8"/></text:span></text:span><text:span text:style-name="Source_20_Text"><text:span text:style-name="T12">.</text:span></text:span><text:span text:style-name="Source_20_Text"><text:span text:style-name="T9">host</text:span></text:span><text:span text:style-name="Source_20_Text"><text:span text:style-name="T12">(</text:span></text:span><text:span text:style-name="Source_20_Text"><text:span text:style-name="T13">"*.circuitbreaker.com"</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filters</text:span></text:span><text:span text:style-name="Source_20_Text"><text:span text:style-name="T12">(</text:span></text:span><text:span text:style-name="Source_20_Text"><text:span text:style-name="T9">f </text:span></text:span><text:span text:style-name="Source_20_Text"><text:span text:style-name="T12">-&gt;</text:span></text:span><text:span text:style-name="Source_20_Text"><text:span text:style-name="T9"> f</text:span></text:span></text:p>
      <text:p text:style-name="P3"><text:span text:style-name="Source_20_Text"><text:span text:style-name="T10"><text:s text:c="10"/></text:span></text:span><text:span text:style-name="Source_20_Text"><text:span text:style-name="T12">.</text:span></text:span><text:span text:style-name="Source_20_Text"><text:span text:style-name="T9">circuitBreaker</text:span></text:span><text:span text:style-name="Source_20_Text"><text:span text:style-name="T12">(</text:span></text:span><text:span text:style-name="Source_20_Text"><text:span text:style-name="T9">config </text:span></text:span><text:span text:style-name="Source_20_Text"><text:span text:style-name="T12">-&gt;</text:span></text:span><text:span text:style-name="Source_20_Text"><text:span text:style-name="T9"> config</text:span></text:span></text:p>
      <text:p text:style-name="P3"><text:span text:style-name="Source_20_Text"><text:span text:style-name="T10"><text:s text:c="12"/></text:span></text:span><text:span text:style-name="Source_20_Text"><text:span text:style-name="T12">.</text:span></text:span><text:span text:style-name="Source_20_Text"><text:span text:style-name="T9">setName</text:span></text:span><text:span text:style-name="Source_20_Text"><text:span text:style-name="T12">(</text:span></text:span><text:span text:style-name="Source_20_Text"><text:span text:style-name="T13">"mycmd"</text:span></text:span><text:span text:style-name="Source_20_Text"><text:span text:style-name="T12">)</text:span></text:span></text:p>
      <text:p text:style-name="P3"><text:span text:style-name="Source_20_Text"><text:span text:style-name="T10"><text:s text:c="12"/></text:span></text:span><text:span text:style-name="Source_20_Text"><text:span text:style-name="T12">.</text:span></text:span><text:span text:style-name="Source_20_Text"><text:span text:style-name="T9">setFallbackUri</text:span></text:span><text:span text:style-name="Source_20_Text"><text:span text:style-name="T12">(</text:span></text:span><text:span text:style-name="Source_20_Text"><text:span text:style-name="T13">"forward:/fallback"</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9">httpUri</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build</text:span></text:span><text:span text:style-name="Source_20_Text"><text:span text:style-name="T12">();</text:span></text:span></text:p>
      <text:p text:style-name="P3"><text:span text:style-name="Source_20_Text"><text:span text:style-name="T10"><text:s text:c="2"/></text:span></text:span><text:span text:style-name="Source_20_Text"><text:span text:style-name="T12">}</text:span></text:span></text:p>
      <text:p text:style-name="P3"/>
      <text:p text:style-name="P3"><text:soft-page-break/><text:span text:style-name="Source_20_Text"><text:span text:style-name="T10"><text:s text:c="2"/></text:span></text:span><text:span text:style-name="Source_20_Text"><text:span text:style-name="T7">@RequestMapping</text:span></text:span><text:span text:style-name="Source_20_Text"><text:span text:style-name="T12">(</text:span></text:span><text:span text:style-name="Source_20_Text"><text:span text:style-name="T13">"/fallback"</text:span></text:span><text:span text:style-name="Source_20_Text"><text:span text:style-name="T12">)</text:span></text:span></text:p>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11">Mono</text:span></text:span><text:span text:style-name="Source_20_Text"><text:span text:style-name="T12">&lt;</text:span></text:span><text:span text:style-name="Source_20_Text"><text:span text:style-name="T11">String</text:span></text:span><text:span text:style-name="Source_20_Text"><text:span text:style-name="T12">&gt;</text:span></text:span><text:span text:style-name="Source_20_Text"><text:span text:style-name="T9"> fallback</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return</text:span></text:span><text:span text:style-name="Source_20_Text"><text:span text:style-name="T9"> </text:span></text:span><text:span text:style-name="Source_20_Text"><text:span text:style-name="T11">Mono</text:span></text:span><text:span text:style-name="Source_20_Text"><text:span text:style-name="T12">.</text:span></text:span><text:span text:style-name="Source_20_Text"><text:span text:style-name="T9">just</text:span></text:span><text:span text:style-name="Source_20_Text"><text:span text:style-name="T12">(</text:span></text:span><text:span text:style-name="Source_20_Text"><text:span text:style-name="T13">"fallback"</text:span></text:span><text:span text:style-name="Source_20_Text"><text:span text:style-name="T12">);</text:span></text:span></text:p>
      <text:p text:style-name="P3"><text:span text:style-name="Source_20_Text"><text:span text:style-name="T10"><text:s text:c="2"/></text:span></text:span><text:span text:style-name="Source_20_Text"><text:span text:style-name="T12">}</text:span></text:span></text:p>
      <text:p text:style-name="P3"><text:span text:style-name="Source_20_Text"><text:span text:style-name="T12">}</text:span></text:span></text:p>
      <text:p text:style-name="P3"/>
      <text:p text:style-name="P3"><text:span text:style-name="Source_20_Text"><text:span text:style-name="T7">@ConfigurationProperties</text:span></text:span></text:p>
      <text:p text:style-name="P3"><text:span text:style-name="Source_20_Text"><text:span text:style-name="T8">class</text:span></text:span><text:span text:style-name="Source_20_Text"><text:span text:style-name="T9"> </text:span></text:span><text:span text:style-name="Source_20_Text"><text:span text:style-name="T11">UriConfiguration</text:span></text:span><text:span text:style-name="Source_20_Text"><text:span text:style-name="T9"> </text:span></text:span><text:span text:style-name="Source_20_Text"><text:span text:style-name="T12">{</text:span></text:span></text:p>
      <text:p text:style-name="P3"><text:span text:style-name="Source_20_Text"><text:span text:style-name="T10"><text:s text:c="2"/></text:span></text:span></text:p>
      <text:p text:style-name="P3"><text:span text:style-name="Source_20_Text"><text:span text:style-name="T10"><text:s text:c="2"/></text:span></text:span><text:span text:style-name="Source_20_Text"><text:span text:style-name="T8">private</text:span></text:span><text:span text:style-name="Source_20_Text"><text:span text:style-name="T9"> </text:span></text:span><text:span text:style-name="Source_20_Text"><text:span text:style-name="T11">String</text:span></text:span><text:span text:style-name="Source_20_Text"><text:span text:style-name="T9"> httpbin </text:span></text:span><text:span text:style-name="Source_20_Text"><text:span text:style-name="T12">=</text:span></text:span><text:span text:style-name="Source_20_Text"><text:span text:style-name="T9"> </text:span></text:span><text:span text:style-name="Source_20_Text"><text:span text:style-name="T13">"http://httpbin.org:80"</text:span></text:span><text:span text:style-name="Source_20_Text"><text:span text:style-name="T12">;</text:span></text:span></text:p>
      <text:p text:style-name="P3"/>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11">String</text:span></text:span><text:span text:style-name="Source_20_Text"><text:span text:style-name="T9"> getHttpbin</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return</text:span></text:span><text:span text:style-name="Source_20_Text"><text:span text:style-name="T9"> httpbin</text:span></text:span><text:span text:style-name="Source_20_Text"><text:span text:style-name="T12">;</text:span></text:span></text:p>
      <text:p text:style-name="P3"><text:span text:style-name="Source_20_Text"><text:span text:style-name="T10"><text:s text:c="2"/></text:span></text:span><text:span text:style-name="Source_20_Text"><text:span text:style-name="T12">}</text:span></text:span></text:p>
      <text:p text:style-name="P3"/>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8">void</text:span></text:span><text:span text:style-name="Source_20_Text"><text:span text:style-name="T9"> setHttpbin</text:span></text:span><text:span text:style-name="Source_20_Text"><text:span text:style-name="T12">(</text:span></text:span><text:span text:style-name="Source_20_Text"><text:span text:style-name="T11">String</text:span></text:span><text:span text:style-name="Source_20_Text"><text:span text:style-name="T9"> httpbin</text:span></text:span><text:span text:style-name="Source_20_Text"><text:span text:style-name="T12">)</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8">this</text:span></text:span><text:span text:style-name="Source_20_Text"><text:span text:style-name="T12">.</text:span></text:span><text:span text:style-name="Source_20_Text"><text:span text:style-name="T9">httpbin </text:span></text:span><text:span text:style-name="Source_20_Text"><text:span text:style-name="T12">=</text:span></text:span><text:span text:style-name="Source_20_Text"><text:span text:style-name="T9"> httpbin</text:span></text:span><text:span text:style-name="Source_20_Text"><text:span text:style-name="T12">;</text:span></text:span></text:p>
      <text:p text:style-name="P3"><text:span text:style-name="Source_20_Text"><text:span text:style-name="T10"><text:s text:c="2"/></text:span></text:span><text:span text:style-name="Source_20_Text"><text:span text:style-name="T12">}</text:span></text:span></text:p>
      <text:p text:style-name="P4"><text:span text:style-name="Source_20_Text"><text:span text:style-name="T12">}</text:span></text:span><text:span text:style-name="T4">COPY</text:span></text:p>
      <text:p text:style-name="P10"><text:span text:style-name="T1">Now we can create a new class called </text:span><text:span text:style-name="Source_20_Text"><text:span text:style-name="T5">ApplicationTest</text:span></text:span><text:span text:style-name="T1"> in </text:span><text:span text:style-name="Source_20_Text"><text:span text:style-name="T5">src/main/test/java/gateway</text:span></text:span><text:span text:style-name="T1">. In the new class, we add the following content:</text:span></text:p>
      <text:p text:style-name="P3"><text:span text:style-name="Source_20_Text"><text:span text:style-name="T7">@SpringBootTest</text:span></text:span><text:span text:style-name="Source_20_Text"><text:span text:style-name="T12">(</text:span></text:span><text:span text:style-name="Source_20_Text"><text:span text:style-name="T9">webEnvironment </text:span></text:span><text:span text:style-name="Source_20_Text"><text:span text:style-name="T12">=</text:span></text:span><text:span text:style-name="Source_20_Text"><text:span text:style-name="T9"> </text:span></text:span><text:span text:style-name="Source_20_Text"><text:span text:style-name="T11">SpringBootTest</text:span></text:span><text:span text:style-name="Source_20_Text"><text:span text:style-name="T12">.</text:span></text:span><text:span text:style-name="Source_20_Text"><text:span text:style-name="T11">WebEnvironment</text:span></text:span><text:span text:style-name="Source_20_Text"><text:span text:style-name="T12">.</text:span></text:span><text:span text:style-name="Source_20_Text"><text:span text:style-name="T9">RANDOM_PORT</text:span></text:span><text:span text:style-name="Source_20_Text"><text:span text:style-name="T12">,</text:span></text:span></text:p>
      <text:p text:style-name="P3"><text:span text:style-name="Source_20_Text"><text:span text:style-name="T10"><text:s text:c="4"/></text:span></text:span><text:span text:style-name="Source_20_Text"><text:span text:style-name="T9">properties </text:span></text:span><text:span text:style-name="Source_20_Text"><text:span text:style-name="T12">=</text:span></text:span><text:span text:style-name="Source_20_Text"><text:span text:style-name="T9"> </text:span></text:span><text:span text:style-name="Source_20_Text"><text:span text:style-name="T12">{</text:span></text:span><text:span text:style-name="Source_20_Text"><text:span text:style-name="T13">"httpbin=http://localhost:${wiremock.server.port}"</text:span></text:span><text:span text:style-name="Source_20_Text"><text:span text:style-name="T12">})</text:span></text:span></text:p>
      <text:p text:style-name="P3"><text:span text:style-name="Source_20_Text"><text:span text:style-name="T7">@AutoConfigureWireMock</text:span></text:span><text:span text:style-name="Source_20_Text"><text:span text:style-name="T12">(</text:span></text:span><text:span text:style-name="Source_20_Text"><text:span text:style-name="T9">port </text:span></text:span><text:span text:style-name="Source_20_Text"><text:span text:style-name="T12">=</text:span></text:span><text:span text:style-name="Source_20_Text"><text:span text:style-name="T9"> </text:span></text:span><text:span text:style-name="Source_20_Text"><text:span text:style-name="T7">0</text:span></text:span><text:span text:style-name="Source_20_Text"><text:span text:style-name="T12">)</text:span></text:span></text:p>
      <text:p text:style-name="P3"><text:span text:style-name="Source_20_Text"><text:span text:style-name="T8">public</text:span></text:span><text:span text:style-name="Source_20_Text"><text:span text:style-name="T9"> </text:span></text:span><text:span text:style-name="Source_20_Text"><text:span text:style-name="T8">class</text:span></text:span><text:span text:style-name="Source_20_Text"><text:span text:style-name="T9"> </text:span></text:span><text:span text:style-name="Source_20_Text"><text:span text:style-name="T11">ApplicationTest</text:span></text:span><text:span text:style-name="Source_20_Text"><text:span text:style-name="T9"> </text:span></text:span><text:span text:style-name="Source_20_Text"><text:span text:style-name="T12">{</text:span></text:span></text:p>
      <text:p text:style-name="P3"/>
      <text:p text:style-name="P3"><text:span text:style-name="Source_20_Text"><text:span text:style-name="T10"><text:s text:c="2"/></text:span></text:span><text:span text:style-name="Source_20_Text"><text:span text:style-name="T7">@Autowired</text:span></text:span></text:p>
      <text:p text:style-name="P3"><text:span text:style-name="Source_20_Text"><text:span text:style-name="T10"><text:s text:c="2"/></text:span></text:span><text:span text:style-name="Source_20_Text"><text:span text:style-name="T8">private</text:span></text:span><text:span text:style-name="Source_20_Text"><text:span text:style-name="T9"> </text:span></text:span><text:span text:style-name="Source_20_Text"><text:span text:style-name="T11">WebTestClient</text:span></text:span><text:span text:style-name="Source_20_Text"><text:span text:style-name="T9"> webClient</text:span></text:span><text:span text:style-name="Source_20_Text"><text:span text:style-name="T12">;</text:span></text:span></text:p>
      <text:p text:style-name="P3"/>
      <text:p text:style-name="P3"><text:span text:style-name="Source_20_Text"><text:span text:style-name="T10"><text:s text:c="2"/></text:span></text:span><text:span text:style-name="Source_20_Text"><text:span text:style-name="T7">@Test</text:span></text:span></text:p>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8">void</text:span></text:span><text:span text:style-name="Source_20_Text"><text:span text:style-name="T9"> contextLoads</text:span></text:span><text:span text:style-name="Source_20_Text"><text:span text:style-name="T12">()</text:span></text:span><text:span text:style-name="Source_20_Text"><text:span text:style-name="T9"> </text:span></text:span><text:span text:style-name="Source_20_Text"><text:span text:style-name="T8">throws</text:span></text:span><text:span text:style-name="Source_20_Text"><text:span text:style-name="T9"> </text:span></text:span><text:span text:style-name="Source_20_Text"><text:span text:style-name="T11">Exception</text:span></text:span><text:span text:style-name="Source_20_Text"><text:span text:style-name="T9"> </text:span></text:span><text:span text:style-name="Source_20_Text"><text:span text:style-name="T12">{</text:span></text:span></text:p>
      <text:p text:style-name="P3"><text:span text:style-name="Source_20_Text"><text:span text:style-name="T10"><text:s text:c="4"/></text:span></text:span><text:span text:style-name="Source_20_Text"><text:span text:style-name="T14">//Stubs</text:span></text:span></text:p>
      <text:p text:style-name="P3"><text:span text:style-name="Source_20_Text"><text:span text:style-name="T10"><text:s text:c="4"/></text:span></text:span><text:span text:style-name="Source_20_Text"><text:span text:style-name="T9">stubFor</text:span></text:span><text:span text:style-name="Source_20_Text"><text:span text:style-name="T12">(</text:span></text:span><text:span text:style-name="Source_20_Text"><text:span text:style-name="T8">get</text:span></text:span><text:span text:style-name="Source_20_Text"><text:span text:style-name="T12">(</text:span></text:span><text:span text:style-name="Source_20_Text"><text:span text:style-name="T9">urlEqualTo</text:span></text:span><text:span text:style-name="Source_20_Text"><text:span text:style-name="T12">(</text:span></text:span><text:span text:style-name="Source_20_Text"><text:span text:style-name="T13">"/get"</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willReturn</text:span></text:span><text:span text:style-name="Source_20_Text"><text:span text:style-name="T12">(</text:span></text:span><text:span text:style-name="Source_20_Text"><text:span text:style-name="T9">aResponse</text:span></text:span><text:span text:style-name="Source_20_Text"><text:span text:style-name="T12">()</text:span></text:span></text:p>
      <text:p text:style-name="P3"><text:span text:style-name="Source_20_Text"><text:span text:style-name="T10"><text:s text:c="10"/></text:span></text:span><text:span text:style-name="Source_20_Text"><text:span text:style-name="T12">.</text:span></text:span><text:span text:style-name="Source_20_Text"><text:span text:style-name="T9">withBody</text:span></text:span><text:span text:style-name="Source_20_Text"><text:span text:style-name="T12">(</text:span></text:span><text:span text:style-name="Source_20_Text"><text:span text:style-name="T13">"{\"headers\":{\"Hello\":\"World\"}}"</text:span></text:span><text:span text:style-name="Source_20_Text"><text:span text:style-name="T12">)</text:span></text:span></text:p>
      <text:p text:style-name="P3"><text:span text:style-name="Source_20_Text"><text:span text:style-name="T10"><text:s text:c="10"/></text:span></text:span><text:span text:style-name="Source_20_Text"><text:span text:style-name="T12">.</text:span></text:span><text:span text:style-name="Source_20_Text"><text:span text:style-name="T9">withHeader</text:span></text:span><text:span text:style-name="Source_20_Text"><text:span text:style-name="T12">(</text:span></text:span><text:span text:style-name="Source_20_Text"><text:span text:style-name="T13">"Content-Type"</text:span></text:span><text:span text:style-name="Source_20_Text"><text:span text:style-name="T12">,</text:span></text:span><text:span text:style-name="Source_20_Text"><text:span text:style-name="T9"> </text:span></text:span><text:span text:style-name="Source_20_Text"><text:span text:style-name="T13">"application/json"</text:span></text:span><text:span text:style-name="Source_20_Text"><text:span text:style-name="T12">)));</text:span></text:span></text:p>
      <text:p text:style-name="P3"><text:span text:style-name="Source_20_Text"><text:span text:style-name="T10"><text:s text:c="4"/></text:span></text:span><text:span text:style-name="Source_20_Text"><text:span text:style-name="T9">stubFor</text:span></text:span><text:span text:style-name="Source_20_Text"><text:span text:style-name="T12">(</text:span></text:span><text:span text:style-name="Source_20_Text"><text:span text:style-name="T8">get</text:span></text:span><text:span text:style-name="Source_20_Text"><text:span text:style-name="T12">(</text:span></text:span><text:span text:style-name="Source_20_Text"><text:span text:style-name="T9">urlEqualTo</text:span></text:span><text:span text:style-name="Source_20_Text"><text:span text:style-name="T12">(</text:span></text:span><text:span text:style-name="Source_20_Text"><text:span text:style-name="T13">"/delay/3"</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willReturn</text:span></text:span><text:span text:style-name="Source_20_Text"><text:span text:style-name="T12">(</text:span></text:span><text:span text:style-name="Source_20_Text"><text:span text:style-name="T9">aResponse</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withBody</text:span></text:span><text:span text:style-name="Source_20_Text"><text:span text:style-name="T12">(</text:span></text:span><text:span text:style-name="Source_20_Text"><text:span text:style-name="T13">"no fallback"</text:span></text:span><text:span text:style-name="Source_20_Text"><text:span text:style-name="T12">)</text:span></text:span></text:p>
      <text:p text:style-name="P3"><text:span text:style-name="Source_20_Text"><text:span text:style-name="T10"><text:s text:c="8"/></text:span></text:span><text:span text:style-name="Source_20_Text"><text:span text:style-name="T12">.</text:span></text:span><text:span text:style-name="Source_20_Text"><text:span text:style-name="T9">withFixedDelay</text:span></text:span><text:span text:style-name="Source_20_Text"><text:span text:style-name="T12">(</text:span></text:span><text:span text:style-name="Source_20_Text"><text:span text:style-name="T7">3000</text:span></text:span><text:span text:style-name="Source_20_Text"><text:span text:style-name="T12">)));</text:span></text:span></text:p>
      <text:p text:style-name="P3"/>
      <text:p text:style-name="P3"><text:span text:style-name="Source_20_Text"><text:span text:style-name="T10"><text:s text:c="4"/></text:span></text:span><text:span text:style-name="Source_20_Text"><text:span text:style-name="T9">webClient</text:span></text:span></text:p>
      <text:p text:style-name="P3"><text:span text:style-name="Source_20_Text"><text:span text:style-name="T10"><text:s text:c="6"/></text:span></text:span><text:span text:style-name="Source_20_Text"><text:span text:style-name="T12">.</text:span></text:span><text:span text:style-name="Source_20_Text"><text:span text:style-name="T8">get</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13">"/get"</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exchange</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expectStatus</text:span></text:span><text:span text:style-name="Source_20_Text"><text:span text:style-name="T12">().</text:span></text:span><text:span text:style-name="Source_20_Text"><text:span text:style-name="T9">isOk</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expectBody</text:span></text:span><text:span text:style-name="Source_20_Text"><text:span text:style-name="T12">()</text:span></text:span></text:p>
      <text:p text:style-name="P3"><text:soft-page-break/><text:span text:style-name="Source_20_Text"><text:span text:style-name="T10"><text:s text:c="6"/></text:span></text:span><text:span text:style-name="Source_20_Text"><text:span text:style-name="T12">.</text:span></text:span><text:span text:style-name="Source_20_Text"><text:span text:style-name="T9">jsonPath</text:span></text:span><text:span text:style-name="Source_20_Text"><text:span text:style-name="T12">(</text:span></text:span><text:span text:style-name="Source_20_Text"><text:span text:style-name="T13">"$.headers.Hello"</text:span></text:span><text:span text:style-name="Source_20_Text"><text:span text:style-name="T12">).</text:span></text:span><text:span text:style-name="Source_20_Text"><text:span text:style-name="T9">isEqualTo</text:span></text:span><text:span text:style-name="Source_20_Text"><text:span text:style-name="T12">(</text:span></text:span><text:span text:style-name="Source_20_Text"><text:span text:style-name="T13">"World"</text:span></text:span><text:span text:style-name="Source_20_Text"><text:span text:style-name="T12">);</text:span></text:span></text:p>
      <text:p text:style-name="P3"/>
      <text:p text:style-name="P3"><text:span text:style-name="Source_20_Text"><text:span text:style-name="T10"><text:s text:c="4"/></text:span></text:span><text:span text:style-name="Source_20_Text"><text:span text:style-name="T9">webClient</text:span></text:span></text:p>
      <text:p text:style-name="P3"><text:span text:style-name="Source_20_Text"><text:span text:style-name="T10"><text:s text:c="6"/></text:span></text:span><text:span text:style-name="Source_20_Text"><text:span text:style-name="T12">.</text:span></text:span><text:span text:style-name="Source_20_Text"><text:span text:style-name="T8">get</text:span></text:span><text:span text:style-name="Source_20_Text"><text:span text:style-name="T12">().</text:span></text:span><text:span text:style-name="Source_20_Text"><text:span text:style-name="T9">uri</text:span></text:span><text:span text:style-name="Source_20_Text"><text:span text:style-name="T12">(</text:span></text:span><text:span text:style-name="Source_20_Text"><text:span text:style-name="T13">"/delay/3"</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header</text:span></text:span><text:span text:style-name="Source_20_Text"><text:span text:style-name="T12">(</text:span></text:span><text:span text:style-name="Source_20_Text"><text:span text:style-name="T13">"Host"</text:span></text:span><text:span text:style-name="Source_20_Text"><text:span text:style-name="T12">,</text:span></text:span><text:span text:style-name="Source_20_Text"><text:span text:style-name="T9"> </text:span></text:span><text:span text:style-name="Source_20_Text"><text:span text:style-name="T13">"www.circuitbreaker.com"</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exchange</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expectStatus</text:span></text:span><text:span text:style-name="Source_20_Text"><text:span text:style-name="T12">().</text:span></text:span><text:span text:style-name="Source_20_Text"><text:span text:style-name="T9">isOk</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expectBody</text:span></text:span><text:span text:style-name="Source_20_Text"><text:span text:style-name="T12">()</text:span></text:span></text:p>
      <text:p text:style-name="P3"><text:span text:style-name="Source_20_Text"><text:span text:style-name="T10"><text:s text:c="6"/></text:span></text:span><text:span text:style-name="Source_20_Text"><text:span text:style-name="T12">.</text:span></text:span><text:span text:style-name="Source_20_Text"><text:span text:style-name="T9">consumeWith</text:span></text:span><text:span text:style-name="Source_20_Text"><text:span text:style-name="T12">(</text:span></text:span></text:p>
      <text:p text:style-name="P3"><text:span text:style-name="Source_20_Text"><text:span text:style-name="T10"><text:s text:c="8"/></text:span></text:span><text:span text:style-name="Source_20_Text"><text:span text:style-name="T9">response </text:span></text:span><text:span text:style-name="Source_20_Text"><text:span text:style-name="T12">-&gt;</text:span></text:span><text:span text:style-name="Source_20_Text"><text:span text:style-name="T9"> assertThat</text:span></text:span><text:span text:style-name="Source_20_Text"><text:span text:style-name="T12">(</text:span></text:span><text:span text:style-name="Source_20_Text"><text:span text:style-name="T9">response</text:span></text:span><text:span text:style-name="Source_20_Text"><text:span text:style-name="T12">.</text:span></text:span><text:span text:style-name="Source_20_Text"><text:span text:style-name="T9">getResponseBody</text:span></text:span><text:span text:style-name="Source_20_Text"><text:span text:style-name="T12">()).</text:span></text:span><text:span text:style-name="Source_20_Text"><text:span text:style-name="T9">isEqualTo</text:span></text:span><text:span text:style-name="Source_20_Text"><text:span text:style-name="T12">(</text:span></text:span><text:span text:style-name="Source_20_Text"><text:span text:style-name="T13">"fallback"</text:span></text:span><text:span text:style-name="Source_20_Text"><text:span text:style-name="T12">.</text:span></text:span><text:span text:style-name="Source_20_Text"><text:span text:style-name="T9">getBytes</text:span></text:span><text:span text:style-name="Source_20_Text"><text:span text:style-name="T12">()));</text:span></text:span></text:p>
      <text:p text:style-name="P3"><text:span text:style-name="Source_20_Text"><text:span text:style-name="T10"><text:s text:c="2"/></text:span></text:span><text:span text:style-name="Source_20_Text"><text:span text:style-name="T12">}</text:span></text:span></text:p>
      <text:p text:style-name="P4"><text:span text:style-name="Source_20_Text"><text:span text:style-name="T12">}</text:span></text:span><text:span text:style-name="T4">COPY</text:span></text:p>
      <text:p text:style-name="P10"><text:span text:style-name="T1">Our test takes advantage of WireMock from Spring Cloud Contract stand up a server that can mock the APIs from HTTPBin. The first thing to notice is the use of </text:span><text:span text:style-name="Source_20_Text"><text:span text:style-name="T5">@AutoConfigureWireMock(port = 0)</text:span></text:span><text:span text:style-name="T1">. This annotation starts WireMock on a random port for us.</text:span></text:p>
      <text:p text:style-name="P10"><text:span text:style-name="T1">Next, note that we take advantage of our </text:span><text:span text:style-name="Source_20_Text"><text:span text:style-name="T5">UriConfiguration</text:span></text:span><text:span text:style-name="T1"> class and set the </text:span><text:span text:style-name="Source_20_Text"><text:span text:style-name="T5">httpbin</text:span></text:span><text:span text:style-name="T1"> property in the </text:span><text:span text:style-name="Source_20_Text"><text:span text:style-name="T5">@SpringBootTest</text:span></text:span><text:span text:style-name="T1"> annotation to the WireMock server running locally. Within the test, we then setup “stubs” for the HTTPBin APIs we call through the Gateway and mock the behavior we expect. Finally, we use </text:span><text:span text:style-name="Source_20_Text"><text:span text:style-name="T5">WebTestClient</text:span></text:span><text:span text:style-name="T1"> to make requests to the Gateway and validate the responses.</text:span></text:p>
      <text:h text:style-name="P2" text:outline-level="2"><text:bookmark text:name="_summary"/>Summary</text:h>
      <text:p text:style-name="P8">Congratulations! You have just built your first Spring Cloud Gateway application!</text:p>
      <text:p text:style-name="P10"><text:span text:style-name="T1">Want to write a new guide or contribute to an existing one? Check out our </text:span><text:a xlink:type="simple" xlink:href="https://github.com/spring-guides/getting-started-guides/wiki" office:name="&amp;lpos=apps_scodevmw : 79" text:style-name="Internet_20_link" text:visited-style-name="Visited_20_Internet_20_Link"><text:span text:style-name="T2">contribution guidelines</text:span></text:a><text:span text:style-name="T1">.</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tropolis" svg:font-family="Metropolis, sans-serif"/>
    <style:font-face style:name="Microsoft YaHei" svg:font-family="'Microsoft YaHei'" style:font-family-generic="system" style:font-pitch="variable"/>
    <style:font-face style:name="Monaco" svg:font-family="Monaco, monospac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Work Sans" svg:font-family="'Work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20:45:05.901000000</dc:date>
    <meta:editing-duration>PT17S</meta:editing-duration>
    <meta:editing-cycles>1</meta:editing-cycles>
    <meta:document-statistic meta:table-count="3" meta:image-count="0" meta:object-count="0" meta:page-count="10" meta:paragraph-count="253" meta:word-count="1719" meta:character-count="13393" meta:non-whitespace-character-count="11196"/>
    <meta:generator>LibreOffice/7.2.0.4$Windows_X86_64 LibreOffice_project/9a9c6381e3f7a62afc1329bd359cc48accb6435b</meta:generator>
  </office:meta>
</office:document-meta>
</file>